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style:font-name="URW Chancery L" fo:font-size="10pt" style:font-size-asian="10pt" style:font-size-complex="10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font-size="10pt" fo:font-weight="normal" style:font-size-asian="10pt" style:font-weight-asian="normal" style:font-size-complex="10pt" style:font-weight-complex="normal"/>
    </style:style>
    <style:style style:name="P6" style:family="paragraph" style:parent-style-name="Text_20_body">
      <style:text-properties style:font-name="URW Chancery L" fo:font-size="10pt" style:font-size-asian="10pt" style:font-size-complex="10pt"/>
    </style:style>
    <style:style style:name="P7" style:family="paragraph" style:parent-style-name="Text_20_body">
      <style:text-properties style:font-name="URW Chancery L" fo:font-size="10pt" fo:font-weight="normal" style:font-size-asian="10pt" style:font-weight-asian="normal" style:font-size-complex="10pt" style:font-weight-complex="normal"/>
    </style:style>
    <style:style style:name="P8" style:family="paragraph" style:parent-style-name="Heading_20_2">
      <style:text-properties fo:font-size="10pt" style:font-size-asian="10pt" style:font-size-complex="10pt"/>
    </style:style>
    <style:style style:name="P9" style:family="paragraph" style:parent-style-name="Heading_20_2">
      <style:text-properties fo:font-size="10pt" fo:font-weight="normal" style:font-size-asian="10pt" style:font-weight-asian="normal" style:font-size-complex="10pt" style:font-weight-complex="normal"/>
    </style:style>
    <style:style style:name="P10" style:family="paragraph" style:parent-style-name="Heading_20_2">
      <style:text-properties style:font-name="URW Chancery L" fo:font-size="10pt" fo:font-weight="normal" style:font-size-asian="10pt" style:font-weight-asian="normal" style:font-size-complex="10pt" style:font-weight-complex="normal"/>
    </style:style>
    <style:style style:name="P11" style:family="paragraph" style:parent-style-name="Heading_20_2">
      <style:text-properties style:font-name="URW Chancery 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text:p>
      <text:p text:style-name="P1"/>
      <text:p text:style-name="P1">I was born in York, England in 1632. My father was German and my mother was English. My father’s family name was Kreutznaer, but after he came to England people started calling him Crusoe. My mother’s family was called Robinson. This is how I came to be called Robinson Crusoe.</text:p>
      <text:p text:style-name="P1">I had two elder brothers. The oldest one joined the army and was killed in battle. The middle one disappeared and we never heard what became of him. I was well-educated and my father wanted me to study law, but I wanted to go to sea. Nothing would convince me to stay at home and become a lawyer.</text:p>
      <text:p text:style-name="P1">I was 18 years old when one day my father called me to his room. He was old and suffered from a disease which kept him in bed. My father asked me why I wanted to go to sea when I can stay at home, study and prosper in my own country. He told me that travelling abroad by sea was dangerous. He warned me that I would lose peace and comfort of my home if I go to sea. My father also told me that if I go abroad my fate might be similar to that of my eldest brother. When saying this he started crying and he could not continue.</text:p>
      <text:p text:style-name="P1">My father’s advice and warnings made me think and I started to forget my desire to travel by sea. Yet, my decision to stay home did not last long. One week passed and I made my mind up to talk to my mother and tell her I am determined to travel. I told her how curious I was. I told her how I wanted to see the world, then asked her to speak to my father. I asked her to convince him to let me go on one sea journey. I promised that if I did not like it, I would go back home and start working very hard. My mother did not agree. She also did not want me to go abroad.</text:p>
      <text:p text:style-name="P1">I stayed home one more year. The whole time I was thinking whether to follow my parents’ wish or my own desire. One day I was in the town of Hull. A friend of mine was going with his father’s ship to London and he invited me to go with him for free. I wasn’t prepared and my parents did not know, but I boarded that ship on that September day.</text:p>
      <text:p text:style-name="P1">This is how my unhappy adventures began.</text:p>
      <text:p text:style-name="P1"/>
      <text:p text:style-name="P1">Chapter 2</text:p>
      <text:p text:style-name="P1"/>
      <text:p text:style-name="P1">The moment the ship left the river and went into the sea my troubles started. There was strong wind and the sea was rough. A storm was approaching. I was very frightened and felt seasick. I began to regret my decision to leave home. I thought every wave was going to sink the ship. I promised myself I would go home and apologize to my parents as soon as I stepped on dry land again.</text:p>
      <text:p text:style-name="P1">The storm was over by the morning. I was still seasick during the day and I was thinking about the terrible storm. The evening, however, was very beautiful and the sea was very peaceful. I thought that was the most wonderful sight I had ever seen.</text:p>
      <text:p text:style-name="P1">That night I slept well and I was no longer seasick. One of the sailors came to me and we started talking. He asked me what I thought of the light wind last night. I told him I was very scared of the storm and he offered me a drink called punch. I got drunk and forgot how scared I had been. I also forgot my decision to go back home. Instead I was dreaming about more travels by sea.</text:p>
      <text:p text:style-name="P1">The next few days the wind was blowing against us and we couldn’t move much. A week later the wind increased and we decided to set off. The very next day there was a great storm. I was terrified and this time I could see that the other sailors were also very scared. The captain was walking in and out of his cabin. He was quietly saying prayers.</text:p>
      <text:p text:style-name="P1">I was so scared I couldn’t do anything else but lie in my bed and hope we would survive. When I heard the captain talk to himself I got up and looked out the window of my cabin. The waves were as tall as mountains. I saw other ships which looked like toys. The waves were moving them around violently. Our sailors cried out that a ship had sunk in front of us. I was terribly afraid and regretted that I hadn’t gone home after the first light storm.</text:p>
      <text:p text:style-name="P1">The storm was getting worse and now all the sailors were praying we would survive. Suddenly someone shouted that there was a leak in the ship and water was coming in. Everyone was called down to pump the water out. I was paralyzed with fear, and I couldn’t get out of my bed. Then the men came and told me to go down and help, so I went. I was pumping out the water when the captain ordered someone to shoot a fire gun. It was a signal that we were in danger. I thought we were sinking, because the ship was broken. I thought we were all going to drown. I fainted with fear. It was only hours later that I regained my senses. </text:p>
      <text:p text:style-name="P1"/>
      <text:p text:style-name="P1">Chapter 3</text:p>
      <text:p text:style-name="P1"/>
      <text:p text:style-name="P1">We were all working very hard but the water kept coming into the ship. The storm was not as dangerous anymore but the ship was already badly damaged. Our captain continued firing guns for help. There was a small ship in front of us which sent us a boat. The sailors on that boat risked their lives but managed to reach our ship. With great difficulty we all boarded the boat. We couldn’t think of going back to their ship which was very far way already. It was too dangerous, so we decided to try to get to shore instead.</text:p>
      <text:p text:style-name="P1">Fifteen minutes later our ship sank. We were safe on the boat, but I was still so afraid I couldn’t watch. We were soon close to the land and we could see many people on the beach expecting us. When we finally reached the land we were treated with great kindness. The local people helped us find rooms and gave us money to get to London or go back to Hull.</text:p>
      <text:p text:style-name="P1">If I had had any sense, I would have gone home then. Hearing that my ship had sunk, my father must have been extremely worried about me. Even my friend, the son of the owner of the ship, thought I should go back home and <text:soft-page-break/>never go to sea again. I met him and his father in town. The owner of the ship turned to me and told me I should take this disaster as a sign to go home. Despite all this, I was very stubborn and decided to go to London.</text:p>
      <text:p text:style-name="P1"/>
      <text:p text:style-name="P1">Chapter 4</text:p>
      <text:p text:style-name="P1"/>
      <text:p text:style-name="P1">I travelled to London by land. The whole way I was wondering what to do and where to go. I was too ashamed of myself to go back home.</text:p>
      <text:p text:style-name="P1">In London I met the captain of another ship who had already been to the coast of Guinea before. He offered me to travel with him and be his companion for the journey. As I still had some money, I chose to travel as a passenger and not as a sailor. The captain of the ship also promised me that he would carry back to England any treasure I might make in Africa.</text:p>
      <text:p text:style-name="P1">When leaving London, he advised me what to buy for trade in Africa. At the time I only had £40 which I managed to get with the assistance of my relatives. This journey was my only successful one because I returned to England with some gold dust which was worth almost £300. The journey was also good for me because the captain taught me a bit about mathematics and navigation. I learned what was necessary in order to become a sailor and a merchant.</text:p>
      <text:p text:style-name="P1">Still, this trip wasn’t perfect. I was constantly sick and had fever. Soon after we came back to England my friend, the captain, died. I decided to make the same journey with the same ship back to Guinea. I left £200 with the widow of my friend so I had only £100 to trade in Africa.</text:p>
      <text:p text:style-name="P1">This was one of the unhappiest journeys a man has ever taken. The first disaster happened when we were between the Canary Islands and the African shore. Early one morning a Turkish ship started chasing us. This continued the whole day and about three in the afternoon the pirates came very close. We had twelve guns and the pirates eighteen. There was an attack, but we managed to drive them away. On the second attempt, sixty of their men came on the ship and started destroying everything. We managed to push them off board twice, but they kept returning. Some of our sailors were killed and some were badly injured, so we had to surrender. All of us were taken prisoner. </text:p>
      <text:p text:style-name="P1"/>
      <text:p text:style-name="P1">Chapter 5</text:p>
      <text:p text:style-name="P1"/>
      <text:p text:style-name="P1">Most of my fellow men were carried to the emperor’s court, but because I was young and strong I remained as a slave to the captain of the pirates. I felt very sad, but this was only the beginning of my troubles.</text:p>
      <text:p text:style-name="P1">I was hoping my new master would take me with him when he went to sea; and when a Spanish or a Portuguese captain attacked him, I would be set free. Yet this did not happen because my master left me to look after his garden every time he went to sea. I spent two years hoping to escape.</text:p>
      <text:p text:style-name="P1">Sometimes when my master went fishing he would take me and another young man to help him. Sometimes he would even send me and the young man with one of his relatives fishing in a small boat.</text:p>
      <text:p text:style-name="P1">One morning when we were fishing, a thick fog rose and we were lost. We struggled to reach the shore the whole day and the following night, but it was only the next morning that we finally got back. After this adventure, my master decided to use a bigger boat, the one from our English ship, and make it more comfortable. He had a cabin built in the middle of it and installed some additional sailing equipment.</text:p>
      <text:p text:style-name="P1">One day my master ordered me to put extra food and drinks as well as guns with powder on the boat as he was expecting some distinguished guests to join him for fishing. They also intended to do some hunting afterwards. However, the guests refused the offer at the last moment, and my master let his relative, myself, and the boy go fishing as usual.</text:p>
      <text:p text:style-name="P1">When my master told me this, I remembered all my plans for escape and prepared the boat not for fishing but for a journey. I convinced the captain’s relative to bring more food, pretending that we shouldn’t eat our master’s food. I secretly brought some more bottles and additional gear such as a rope, a hammer, and a big lump of beeswax for making candles. I also asked the captain’s relative for powder and bullets, again lying that we needed them to shoot birds for my master’s table.</text:p>
      <text:p text:style-name="P1">Soon we were at sea, and I pretended I couldn’t catch any fish. This way I persuaded the others to go farther out to sea. The captain’s relative went to the front of the boat, and I quickly pushed him overboard. He attempted to swim back to us and begged us to take him back, saying he would go anywhere with us. I didn’t trust him so I took one of the guns and pointed it at him. I told him to leave us alone and swim back to the shore if he wanted to live.</text:p>
      <text:p text:style-name="P1"/>
      <text:p text:style-name="P1">Chapter 6</text:p>
      <text:p text:style-name="P1"/>
      <text:p text:style-name="P1">After seeing the man swim away, I turned to the boy and asked him to swear that he would be faithful to me. He did as I asked. In the meantime, I steered the boat toward the continent pretending we were heading there. I wanted to persuade the man swimming away that we were going in that direction when in fact I had something else in mind. After I lost sight of him, I turned the boat toward the barbarian coast. This was dangerous because the natives could attack us, but at least the pirates wouldn’t think of following us there.</text:p>
      <text:p text:style-name="P1">After it grew dark, I changed direction and tried to keep close to the shore. The wind was good, and I believed by the afternoon of the next day we were long gone from the land of the pirates. Still, I was so afraid of being captured by them again that I didn’t stop the boat or go ashore for five more days. On the sixth day the wind changed. I thought that even if they were following us, this must have made them change their minds; so I let the boat go close to the shore, and <text:soft-page-break/>we anchored in the mouth of a little river.</text:p>
      <text:p text:style-name="P1">I didn’t know where we were. All we wanted was some fresh water. We waited till it was completely dark, hoping to swim ashore unseen and get water, but as soon as night fell we started hearing horrible cries from the shore. The boy begged me not to go ashore. We remained on the boat, but we couldn’t sleep because some two or three hours later some creatures came to wash themselves in the water, making horrific noises I had never heard before.</text:p>
      <text:p text:style-name="P1">The boy was extremely frightened, and so was I. We were even more terrified when we heard one of the creatures swimming toward us. The boy begged me to sail away, but I feared the creatures might follow us. Instead, I took one of the guns and shot at the beast, which made him turn around and go back to the shore. Hearing the gun fire, all the other creatures started crying and shouting so hideously that I was convinced they had never heard a gun before. We abandoned all hope of getting water during the night and stayed on the boat until the morning.</text:p>
      <text:p text:style-name="P1"/>
      <text:p text:style-name="P1">Chapter 7</text:p>
      <text:p text:style-name="P1"/>
      <text:p text:style-name="P1">As soon as it was light again, the boy offered to go ashore but I decided it would be safer if we both went. We had some bread for breakfast. Then, carrying only our guns and two jars for the water, we made for the beach. Once we were on shore, I didn’t want to lose sight of the boat, so the boy went alone a bit farther inland to get some fresh water. I saw him running on his return, and I thought some of the creatures were chasing him. I was wrong.</text:p>
      <text:p text:style-name="P1">He was hurrying to show me he had killed an animal that looked like a rabbit. We were both very glad because the meat was good and we had found fresh water. Most of all, we were glad we had neither run into the scary creatures nor seen any human footprints.</text:p>
      <text:p text:style-name="P1">I knew we must have been close to the Canary Islands and the Cape Verde Islands, but I had no instruments for navigation which could help me locate them. I was hoping we would meet an English ship by moving along the coast. I was guessing we were in a land where no people lived because we did not see any people by day and only heard wild beasts roaring by night.</text:p>
      <text:p text:style-name="P1">One morning when we were going to get water, the boy showed me a great beast sleeping in the shade near us. It was an enormous lion. The boy was too afraid to go shoot it, so I loaded three guns and aimed at the sleeping animal. The first bullet hit his leg, and the lion woke up and gave the most terrible roar I have ever heard in my life. The second bullet hit him in the head and left him struggling for life. At this point the boy jumped ashore, went to the lion, and finished him with one last shot in the head. He cut off one of the lion’s paws and brought it to the boat as a trophy. Although we couldn’t eat the meat, I wanted the skin of the beast, as it was very big. We put it on top of the boat, and soon it was dry. </text:p>
      <text:p text:style-name="P1"/>
      <text:p text:style-name="P1">Chapter 8</text:p>
      <text:p text:style-name="P1"/>
      <text:p text:style-name="P1">For the next ten or twelve days we sailed close to the shore, stopping only to fill our jars with clean water. Soon we started to notice that the land was inhabited. Several times we saw naked black people on the beach watching us. I wanted to stop and go to them, but the boy begged me not to do it. Nevertheless, I waved to them and saw them run toward the boat without any weapons. The boy warned me that one of the men had a long stick.</text:p>
      <text:p text:style-name="P1">I tried to sign to the people that we needed food. They signed to me to come ashore, showing they would bring us some food. I slowed the boat, and two of them ran into the forest soon to return with some dry meat and grain. We didn’t want approach the land, and they were too afraid to swim to us, so we didn’t know how to reach the food. Seeing this, they stepped back and were soon quite far from the food. We approached and took it onboard. We signed to thank them but had nothing to give in return for the food.</text:p>
      <text:p text:style-name="P1">At that very moment two animals came running from the mountains, chasing each other. The people on the beach were very afraid, but the animals didn’t attack them. The two creatures went into the water, and one of them came very close to our boat. I shot at it. That made the creature swim back to the beach, but it died just before reaching it.</text:p>
      <text:p text:style-name="P1">The people on the beach were amazed to hear the gun fire, and some of them fainted with fear. I made signs to them to come back to the beach and helped them bring the animal to the shore with a rope. It turned out to be a very strange leopard. The other creature must have been frightened by the gun, because it had run away back to the mountains. The people on the beach wanted the flesh of the animal, and we took the skin. They were so grateful that I had saved them from the leopard that they brought me even more food and water.</text:p>
      <text:p text:style-name="P1">We had so much food and water on the boat that we did not need to stop for some ten days. On the eleventh day we saw a long piece of land extending very far into the sea, and there were islands within sight. I assumed those were the Cape Verde Islands. I had just stepped inside the cabin to consider whether we should go to the islands when the boy came running to me. He was screaming because he had seen a ship with a sail.</text:p>
      <text:p text:style-name="P1"/>
      <text:p text:style-name="P1">Chapter 9</text:p>
      <text:p text:style-name="P1"/>
      <text:p text:style-name="P1">The boy was really scared because he thought the ship belonged to the pirate from whom we had escaped. As soon as I saw the ship, I knew it was Portuguese. It was going in another direction and, although we were sailing toward it as fast as we could, there was small chance the people on the ship would notice us.</text:p>
      <text:p text:style-name="P1">Just as we were beginning to despair, the ship changed its direction and turned our way. I fired a gun to get their attention, and they noticed us. Three hours later we were alongside the Portuguese ship. They asked me in Portuguese, Spanish, and French who I was, but I couldn’t understand. There was a Scottish sailor who approached me, and I told <text:soft-page-break/>him my story. On hearing this, all the sailors began to treat us very kindly. They took me and the boy and all our belongings on board. We were both extremely glad to be rescued, and we offered all our goods to the captain of the ship; but he kindly refused to accept them.</text:p>
      <text:p text:style-name="P1">The captain offered to buy our boat and to take the boy as a servant. I didn’t want to sell the boy’s liberty, especially since he had served me so well, but the captain said he would treat him fairly and set him free in ten years’ time if he turned Christian. The boy wanted to go with the captain, so I agreed.</text:p>
      <text:p text:style-name="P1">The ship was going to Brazil where we arrived twenty-two days later. The captain was very generous and bought almost all my belongings, including the skins of the leopard and the lion. In this way I had some money that I could use to trade. He even recommended me to a friend of his who had a sugar plantation. I liked Brazil and bought some land for myself.</text:p>
      <text:p text:style-name="P1">For the next two years I produced just enough to eat, but in the third year I finally planted some cane for trade. On one of his next travels back to England, the captain brought me some of the money I had left there.</text:p>
      <text:p text:style-name="P1">My plantation was growing and developing, and I was soon living very prosperously. After four years of living in Brazil I had learned the language and made friends among the other planters and merchants. I would often talk to them and tell them about the slave trade in Guinea.</text:p>
      <text:p text:style-name="P1"/>
      <text:p text:style-name="P1">Chapter 10</text:p>
      <text:p text:style-name="P1"/>
      <text:p text:style-name="P1">One morning three planters, who just like me needed more workers, came to me and asked me to join them on a secret journey to Guinea. If the expedition was successful, I would receive some new slaves. It was a fair proposition, and I started arranging the necessary documents. I made a formal will, leaving all my belongings, in case I did not return, to my friend, the captain.</text:p>
      <text:p text:style-name="P1">Looking back at it now, I regret returning to sea so rashly and leaving my comfortable life in Brazil. I went on board on the same date, the 1st of September that I had left my parents’ house in Hull eight years earlier. Our ship was very big, but carried only 17 men and six guns. It was loaded with goods for trade such as glass beads, mirrors, knives, scissors, and similar things.</text:p>
      <text:p text:style-name="P1">At the beginning of our journey the weather was very good, but very hot. In two weeks’ time a hurricane came upon us and was threatening our ship for the next twelve days. One man died of fever, and during the storm two men were washed overboard. After the hurricane passed, we saw that we had gone quite far from our original route and were instead close to the northern part of Brazil near the Orinoco River. The ship was so badly damaged that we could no longer go to Africa. The captain wanted us to go back and repair the ship, but I strongly disagreed with him. He and I went over the maps and decided that the best thing to do was to go to Barbados and repair the ship there.</text:p>
      <text:p text:style-name="P1">When we set out on this short trip, a second storm came upon us and drove us far out to sea. The next morning one of the sailors cried out, “Land!” and that very moment the ship ran aground in shallow water. We expected the ship to break apart at any moment because of the strong wind, so we all got into the small boat the ship carried. This was very dangerous because the eleven of us still alive crowded the boat, and it had no sail. We knew that we would crash into the shore because the wind was still very strong. </text:p>
      <text:p text:style-name="P1"/>
      <text:p text:style-name="P1">Chapter 11</text:p>
      <text:p text:style-name="P1"/>
      <text:p text:style-name="P1">We didn’t know what the shore was like or whether we could land on it. Suddenly, an enormous wave appeared and overturned the boat. I was covered with water and couldn’t breathe. I couldn’t see the others or the boat.</text:p>
      <text:p text:style-name="P1">Another wave carried me to the beach. I was half-dead with all the water I had taken in. I could hardly move, but I knew I had to go farther onto the land to prevent another wave from carrying me back into the sea. Before I could get to my feet another wave crashed upon me, and I was washed into the water. I couldn’t breathe for some time, but then the next wave threw me back onto the beach.</text:p>
      <text:p text:style-name="P1">As soon as I recovered, I got up and started running farther inland. Two more waves lifted me after that. The last one nearly killed me because I was thrown furiously against a cliff. The blow left me senseless. When I woke up, I decided to hold on to the rock until the storm went away. After a while I was able to climb on top of the high rock and sit down. There was no danger for me up there. I was saved.</text:p>
      <text:p text:style-name="P1"/>
      <text:p text:style-name="P1">Chapter 12</text:p>
      <text:p text:style-name="P1"/>
      <text:p text:style-name="P1">High on the rock I was safe and extremely happy that I had survived, but I was also thinking about my friends. I never saw any of them again. All I found on the beach afterward were three hats, a cap, and two shoes that didn’t match.</text:p>
      <text:p text:style-name="P1">The storm was still raging, but the waves weren’t as big anymore, and I could see the ship. It was so far from the land that I couldn’t stop wondering how on earth I had managed to reach the rocky shore alive.</text:p>
      <text:p text:style-name="P1">I looked around and noticed I had almost nothing. I was wet and had no other clothes. I had nothing to eat or drink and nothing with which to defend myself if an animal attacked me. All I found in my pockets was a knife, a pipe, and a little box with tobacco. I was terrified. How could I possibly survive with only these three things? What if some beast found me during the approaching night?</text:p>
      <text:p text:style-name="P1">I moved from the rock to the land behind it, and from there I went to the beach. Before sunset I explored the shore while looking for some fresh water. I found some and after drinking, I chewed some tobacco instead of eating dinner. Then I <text:soft-page-break/>made myself a club from a short stick because I was afraid I might be attacked by an animal.</text:p>
      <text:p text:style-name="P1">I decided to spend the night up in a tree. I picked a thick tree with thorns and climbed up to the top where I was going to sit up all night, but I was so tired that I fell asleep and woke up only the next morning. The sea was calm now. I was surprised to discover that the waves have moved the ship, and it was now very close to the rock where I had almost died last night. Since the ship was unmoving, I started considering how to reach it so I could retrieve all the useful objects that were still there.</text:p>
      <text:p text:style-name="P1">When I came down from the tree, I saw that the small boat was on the beach but quite far from me. I started walking toward it but there was deep water between me and that side of the beach, so I could not reach the boat. I decided not to waste any more time but to try to get to the ship first.</text:p>
      <text:p text:style-name="P1"/>
      <text:p text:style-name="P1">Chapter 13</text:p>
      <text:p text:style-name="P1"/>
      <text:p text:style-name="P1">Soon after noon the tide was low and I could walk closer to the ship. I noticed that it was stable and not damaged much which made me think that if we had stayed on it, we might all have survived the storm. It made me cry to think that this would have saved my friends. Instead, now I was all alone.</text:p>
      <text:p text:style-name="P1">When I calmed down I took off my clothes and swam to the ship. I did not see any way to get inside the big ship so I swam around it twice. The second time I spotted a rope hanging on one side. I used it to climb up and once on board I began to search for food and tools I could use. I was very lucky because I found all the food on the ship was dry. I went into the kitchen and filled my pockets with biscuits. I was eating them while exploring the other cabins.</text:p>
      <text:p text:style-name="P1">I also found a bottle of rum which I took with me. There was no other boat on the ship and I needed one to carry the food and tools to the shore. That is why I took some boards and made a raft. I discovered three big wooden chests and put them on my raft. The first one I emptied of all contents and filled with the bread, rice, cheese, meat and corn I had found. I came across some more bottles of alcohol which I also put on the raft. Then I noticed that the tide was getting high again and the clothes which I had left on the beach were already floating away. I was still on the ship so I looked for more clothes.</text:p>
      <text:p text:style-name="P1">What I needed the most was tools and so when I found the carpenter’s chest I was extremely happy. Next I looked for arms which I needed to protect myself and to hunt. I found 4 guns, 2 swords and 3 barrels of powder two of which were dry. Having loaded all this on my raft I started thinking how to get back to the shore. Just before I left the ship I found two saws, an axe, a hammer and two broken oars from the boat. I took them and used them to navigate the raft.</text:p>
      <text:p text:style-name="P1">The sea was smooth, the tide was rising and the wind was blowing towards the land. All this would naturally lead me to the shore, yet I noticed my raft wasn’t going straight back. This made me think there was a river nearby and if so, I could use it as a port.</text:p>
      <text:p text:style-name="P1">Soon I found the river and guided my raft in the middle of it. I did not know the coast so my raft got stuck. Everything on it slipped to the edge and I almost lost it. I had to hold up the chests with all my strength for half an hour before the tide was high enough to set the raft floating again.</text:p>
      <text:p text:style-name="P1">I went further into the river but I could not find a place to land because the shore was very steep. I decided to wait for the tide to lift me up again. It wasn’t long before I managed to step on the beach. I propped the oars on the two sides of the raft to keep it still and went to look for a place where I could stay.</text:p>
      <text:p text:style-name="P1"/>
      <text:p text:style-name="P1">Chapter 14</text:p>
      <text:p text:style-name="P1"/>
      <text:p text:style-name="P1">I was now exploring this part of the beach, looking for a hiding place for my belongings. I saw a steep hill nearby and taking a gun and some powder, I started walking towards it. Once on top, I saw that I was on an island. There were some rocks in the distance and two smaller islands nearby. I couldn’t see any sign of people on my island, only wild beasts. On the way back to the raft I saw many birds I didn’t recognize. I killed one but I did not even know whether I could eat it. It turned out the meat wasn’t good.</text:p>
      <text:p text:style-name="P1">I went back to the raft and spent the rest of the day dragging the chests and my other discoveries farther into the land. I had to make myself a safe place for the night because I was afraid of being attacked by animals at night. I made a kind of a hut from the chests and the boards of the raft. While working I was thinking that I have to go back to the ship again. I had to get everything useful which was on it because the first storm might break it into pieces.</text:p>
      <text:p text:style-name="P1">The next day I left my clothes in the hut and swam back to the ship. On board I made a second raft, which I then loaded with many valuable things. I found a couple of bags with nails, as well as other tools. There were also 7 guns, bullets for them, and some more powder. I remembered to take all the clothes I could find. There was also a hammock and some beds which I thought might come in handy for me.</text:p>
      <text:p text:style-name="P1">I brought all this safely on shore and when I returned to the small hut I saw that all my belongings were untouched. There was only a wild cat sitting on top of one of the chests but it ran away when I approached. I threw the cat a small piece of biscuit. The cat ate it and stayed around expecting some more but I could not spare anymore so eventually it went away.</text:p>
      <text:p text:style-name="P1">It was getting late, so I made a small tent and brought everything that could be spoiled by rain or sunshine in it. Then I arranged the empty chests around it in a circle. I hoped this would protect it from an unexpected attack. After that I went inside and blocked the door with boards from the raft. I spread one of the beds on the ground, placed three guns next to my head and, exhausted from all the work I had done, I fell asleep almost immediately. </text:p>
      <text:p text:style-name="P1"/>
      <text:p text:style-name="P1"><text:soft-page-break/>Chapter 15</text:p>
      <text:p text:style-name="P1"><text:s/></text:p>
      <text:p text:style-name="P1">From then on I would go to the ship every day. In this way I brought many useful tools and objects. The third time I went I brought as many of the ropes and sails as I could carry. Some days after I made another happy discovery on board the ship when I found more bread, rum, sugar and some fine flour. All of this I brought back with me to the little fortification on the beach.</text:p>
      <text:p text:style-name="P1">When I went to the ship the next day I started cutting cables. I made another raft and loaded it with pieces of iron and cables but it overturned just when I was reaching the land. I lost the iron parts but managed to recover some of the cables when the tide was low again.</text:p>
      <text:p text:style-name="P1">I have now been on that island for thirteen days and I have gone to the ship eleven times. The twelfth time I discovered a drawer full of razors, scissors, knives and forks. There were also some coins from Europe and Brazil there. I knew the money was worthless now, but still I took it. Meanwhile the sky was getting dark, clouds were gathering and the wind was getting stronger. I knew it was no use making a raft when a storm was approaching so I swam back to the shore. That night the wind was blowing fiercely but I was safe inside my little tent.</text:p>
      <text:p text:style-name="P1">The next morning the ship was gone. </text:p>
      <text:p text:style-name="P1"/>
      <text:p text:style-name="P1">Chapter 16</text:p>
      <text:p text:style-name="P1"/>
      <text:p text:style-name="P1">I knew I had to make myself a better fortification where I would be more comfortable, but more importantly, I would be safe. I considered looking for a cave or making a bigger tent but in the end I decided to do both. I needed a place which was close to fresh water, which was sheltered from the heat of the sun, and was easy to protect from both men and animals. Last but not least, it had to have a view of the sea so I could easily spot a ship passing nearby.</text:p>
      <text:p text:style-name="P1">I found a little plain next to a steep hill and decided to pitch my tent there. The hill would protect me from one side and I would build a fence on all other sides. I used the cables from the ship to tie strong sharp stakes together. There was no door, but I was using a short ladder to go over the fence, which I would then take with me inside the fortification.</text:p>
      <text:p text:style-name="P1">I brought all my belongings inside and made two tents – a bigger one from the hill to the fence and a small one inside it. I needed the bigger one to protect the powder and the food from the torrential rains. I was going to live in the smaller one where I had brought the hammock and was using it instead of a bed.</text:p>
      <text:p text:style-name="P1">When I had finished with the tents, I started digging at the bottom of the hill. I was bringing the stones and earth I would get from there to the fence. In this way I made a terrace on the inner side of the fence. The hole at the bottom of the hill I intended to use as a cellar.</text:p>
      <text:p text:style-name="P1">One day I was still working on the cave when a storm appeared. There was lightning, followed by a deafening thunder. It crossed my mind that a single lightning bolt falling on one of the barrels with powder could destroy everything I’ve done and even kill me. I was terrified. As soon as the storm went away I opened the barrels and started dividing the powder into bags and pouches, boxes and parcels, which I then hid in the rocks. As I had a lot of powder, this took me two weeks.</text:p>
      <text:p text:style-name="P1">Meanwhile, I went hunting every day. It was a break from the hard work and it provided me with meat. I also familiarized myself with the island and its inhabitants. I discovered goats and killed one. It had a little kid by it which followed me when I took its mother. I was hoping I could tame it but it would not eat so I had to kill it as well. </text:p>
      <text:p text:style-name="P1"/>
      <text:p text:style-name="P1">Chapter 17</text:p>
      <text:p text:style-name="P1"/>
      <text:p text:style-name="P1">Some days I was very sad because I felt living on this island alone was meaningless. I would often walk along the beach regretting my choice to travel by sea. What was keeping me was the thought that I was saved in the great storm which killed my friends and I should be thankful for that. Then I would remind myself how lucky I had been to take all the tools, food, clothes and guns from the ship, for without them I would hardly have survived a week.</text:p>
      <text:p text:style-name="P1">I decided to make a big cross and set it on the shore where I first set foot on this island. I wrote on it that I had arrived here on the 30th of September 1659. I wanted to keep track of time so I would make a small cut in the cross to mark every day. The seventh cut was longer to mark the end of the week. The beginning of each month was also a longer cut.</text:p>
      <text:p text:style-name="P1">Later on while opening the chests and other boxes which I had brought from the ship I discovered pens, ink, paper, compasses, maps and books. I had also taken the two cats we had on board the ship with me. There was also a dog on our ship. It swam after me the very first day I went to the ship and followed me everywhere after that. I was very happy to have the animals as companions, but I only wished they would speak to me!</text:p>
      <text:p text:style-name="P1">It took me a year to finish making my small fortification as it was very hard work. Meanwhile I was thinking a lot about my condition and to relieve my mind from all my dark thoughts I made a list of all good and bad things that had happened to me.</text:p>
      <text:p text:style-name="P1">First of all, I was sorry for myself because I was all alone on this island and had little hope of ever going back to civilization. On the other hand, I was saved and did not die in the storm which killed my friends. I was alone on the island but I was not starving. I did not have any good clothes, but the weather was such that I hardly needed any. My only sorrow was having no one to talk to, but I was saved and could take care of myself.</text:p>
      <text:p text:style-name="P1">This list helped me realize that all bad things come with something good in them.</text:p>
      <text:p text:style-name="P1"/>
      <text:p text:style-name="P1">Chapter 18</text:p>
      <text:p text:style-name="P1"><text:soft-page-break/></text:p>
      <text:p text:style-name="P1">I continued improving my little house. I made a wall of earth behind the fence and once it was as high as the fence, I put boards on it. I also kept on digging into the rock and when I realized there were no wild beasts on the island I made the cave larger. Bigger space in the rock allowed me to store all my belongings in some order.</text:p>
      <text:p text:style-name="P1">Then I proceededR to make myself some furniture. I badly needed a chair and a table for my accommodation. I used the boards from my rafts and the ship to furnish myself with these two commodities. Next I made shelves inside the cave. I arranged my tools on them. My clothes and guns were hanging there as well.</text:p>
      <text:p text:style-name="P1">I was very pleased with my work. The cave was comfortable now, everything was in order and I could easily find whatever I needed.</text:p>
      <text:p text:style-name="P1">It was then that I decided to start a journal. I would describe my daily activities in it. It would do me good to put my thoughts to paper. I started by writing down my experiences from the very first day on the island. I continued describing how I spent my time after that and kept on doing this every day until I ran out of ink.</text:p>
      <text:p text:style-name="P1"/>
      <text:p text:style-name="P1">Chapter 19</text:p>
      <text:p text:style-name="P1"/>
      <text:p text:style-name="P1">This is my journal.</text:p>
      <text:p text:style-name="P1"/>
      <text:p text:style-name="P1">September 30th, 1659</text:p>
      <text:p text:style-name="P1">My name is Robinson Crusoe and I have shipwrecked on this island, which I have named “The Island of Despair”. Everyone else who was on the ship with me drowned and I am left here all alone.</text:p>
      <text:p text:style-name="P1"/>
      <text:p text:style-name="P1">October 1st</text:p>
      <text:p text:style-name="P1">In the morning I saw that the ship is closer to the land than before. I swam to it and started bringing things to the beach. I kept doing this every day of October.</text:p>
      <text:p text:style-name="P1"/>
      <text:p text:style-name="P1">October 25th</text:p>
      <text:p text:style-name="P1">It rained a lot and the ship broke to pieces. I could no longer take things from it.</text:p>
      <text:p text:style-name="P1">The end of October I spent building my fortification. On the last day of the month I explored the island and killed a goat with its kid.</text:p>
      <text:p text:style-name="P1">The first couple of days of November I spent arranging the chests and boards I have taken from the ship as a fence around my tent.</text:p>
      <text:p text:style-name="P1"/>
      <text:p text:style-name="P1">November 4th</text:p>
      <text:p text:style-name="P1">I decided to make a schedule in order to organise my time better. Every morning I walked for a few hours, then worked until 11, had lunch, took a nap between 12 and 14, and continued working until the evening.</text:p>
      <text:p text:style-name="P1">That same day I started making a table, which took me longer than expected. I finished it the next evening. </text:p>
      <text:p text:style-name="P1"/>
      <text:p text:style-name="P1">Chapter 21</text:p>
      <text:p text:style-name="P1"/>
      <text:p text:style-name="P1">January 1st</text:p>
      <text:p text:style-name="P1">I explored the island and found more goats in the valleys in the center of the island. The animals were very shy, which made it difficult to approach them. Still, I decided to try to tame a few when I got the chance. The next day I returned with my dog, but they all attacked him, so I did not have much success.</text:p>
      <text:p text:style-name="P1">I spent the period between January and April working on my fence. It took me a long time because I wanted to make it very thick and strong. Meanwhile I found pigeons on the island. They weren’t nesting in the trees, but in holes of the rocks. This made them easy to capture and their meat was good. This is what I was surviving on while working on my fortification.</text:p>
      <text:p text:style-name="P1">I soon found myself missing many commodities. For example, I badly needed candles. Without them I had to stop work at 7 which was the time when it was getting dark on the island. I tried using goat fat instead of wax, but this did not work out well and the light wasn’t very strong.</text:p>
      <text:p text:style-name="P1">While cleaning and arranging my fortification, I found a small bag. There used to be corn inside, but now there were only some leaves and dust at the bottom of it. I emptied it outside my fortification because I needed the bag for gunpowder. This was just before the rains and about a month later I was surprised to find a few green leaves growing there. It turned out to be barley.</text:p>
      <text:p text:style-name="P1">Next to it there was another familiar plant – rice. I remembered emptying another bag at that place. Words cannot express how happy I was to discover these plants growing just outside my door.</text:p>
      <text:p text:style-name="P1">It was mid-April when I finally finished building my fortification. There was no door because I had decided to use a ladder to climb over the wall. This way there was no sign of anyone living there at all.</text:p>
      <text:p text:style-name="P1"/>
      <text:p text:style-name="P1">Chapter 22</text:p>
      <text:p text:style-name="P1"/>
      <text:p text:style-name="P1">On April 16th I was inside my house when I felt pieces of earth falling from the roof of my cave. I was frightened and thought all my efforts would be lost again. I ran outside the cave. Suddenly I noticed that the ground was shaking <text:soft-page-break/>everywhere. It was an earthquake!</text:p>
      <text:p text:style-name="P1">I was paralyzed with fear. I felt sea-sick as if I were on a ship. All of a sudden a large rock fell into the coastal waters with a terrible splash.</text:p>
      <text:p text:style-name="P1">Although the earthquake was soon over, I was afraid to go inside the fortification. I was sitting on the ground in front of my house still very much upset and scared to enter. I did not even notice it was getting cloudy and the wind was getting stronger. A terrible storm was approaching.</text:p>
      <text:p text:style-name="P1">There were enormous waves in the sea and on the ground trees were torn up by their roots. This lasted for three terrifying hours. Then a heavy downpour began.</text:p>
      <text:p text:style-name="P1">I thought that the storm and the rain were the consequences of the earthquake, so I gathered courage and went back inside my fortification. This started me thinking about moving my tent to an open space where there was less risk of being buried alive during an earthquake. I was scared the cave might fall down the very next time the ground starts to shake again. I decided to make a hut on a plain. For protection, I would surround it by a wall.</text:p>
      <text:p text:style-name="P1">I spent the end of April trying to prepare and sharpen the tools I would need for building the hut.</text:p>
      <text:p text:style-name="P1"/>
      <text:p text:style-name="P1">Chapter 23</text:p>
      <text:p text:style-name="P1"/>
      <text:p text:style-name="P1">On June 16th I found a large turtle on the beach. I cooked it and its meat turned out to be delicious.</text:p>
      <text:p text:style-name="P1">In the last week of June I fell sick. I had a fever and I couldn’t get out of bed. I was very afraid. I had horrible nightmares because of the fever, I was very weak, and could not get food or water.</text:p>
      <text:p text:style-name="P1">A few days later when I felt a bit better I looked through my belongings and found a few green leaves of tobacco. I chewed some of them and put some in rum, which I then drank. Soon I was feeling better.</text:p>
      <text:p text:style-name="P1">On July 3rd I was well again. The next ten days I spent walking around the island. This exercise improved my health. When I felt strong again, I decided to explore the whole island. I found new plains and meadows where I saw some tobacco plants among other unknown ones. The next day I found melons and grapes. I dried and preserved the grapes as raisins.</text:p>
      <text:p text:style-name="P1"/>
      <text:p text:style-name="P1">Chapter 24</text:p>
      <text:p text:style-name="P1"/>
      <text:p text:style-name="P1">Soon I found cocoa trees. There were also orange, lemon and citron trees on the island which I had not noticed before. I made a pile of the fruits I gathered and returned to my house to get a bag for them. When I returned I found the fruits scattered. Some were eaten, some were stepped upon. I concluded from this that there are some wild beasts around.</text:p>
      <text:p text:style-name="P1">Still, I liked that fruitful valley and I began thinking about moving my tent there. Then I remembered that the beach was far away from that valley and I would not see if any ship passed by. Instead of settling there, I decided to build another house there, which I would visit from time to time.</text:p>
      <text:p text:style-name="P1">I made a small hut, and then surrounded it with a double fence. Again I was using a ladder to go in and out of it. This whole business took me the whole of July and the beginning of August.</text:p>
      <text:p text:style-name="P1">It was then that the rainy season started and continued until the middle of October. I was mostly inside my fortification during this time. Confined indoors, I started expanding the cave again until I came out the other side of the hill. I made a hole there and now I had a door for my house.</text:p>
      <text:p text:style-name="P1">Meanwhile one of my cats had disappeared and now returned with three little kittens. Taking care of them, I was indoors that season, eating what I had gathered before. I went hunting only a few times. I killed a goat and once I found a large tortoise. I was surviving on this meat and on the raisins which I had dried before.</text:p>
      <text:p text:style-name="P1"/>
      <text:p text:style-name="P1">Chapter 25</text:p>
      <text:p text:style-name="P1"/>
      <text:p text:style-name="P1">September, 30th</text:p>
      <text:p text:style-name="P1">I have been on this island for a year now. I noticed my ink was running out, so I dropped writing in the journal every day.</text:p>
      <text:p text:style-name="P1">After the rains ended I returned to my valley hut to find the branches in the fence all green, with new leaves growing all over them. This was not only beautiful but also useful to me because soon my hut was covered entirely and was hardly visible. The leaves kept shadow over it and it was very pleasant to stay in there during the dry season. I liked it so much that I decided to make a fence from the same branches around my first fortification as well.</text:p>
      <text:p text:style-name="P1">With the end of the rainy season I thought now was the right time to sow the barley and rice grains from the stalks outside my house. I was cautious so I only sowed two-thirds of the grains. This was fortunate because none of these grains came up as the next couple of months were extremely dry. I planted the rest of the seeds I had just before the next rainy season and they came up alright.</text:p>
      <text:p text:style-name="P1">This experience made me notice that there are two rainy and two dry seasons on the island. With this in mind, I could now plan when to sow grains.</text:p>
      <text:p text:style-name="P1">Soon I realized I needed baskets. I cut branches from the same tree which I used for both my fences. After drying these branches, I used them to make baskets.</text:p>
      <text:p text:style-name="P1">When I finished that, I decided to take another, longer trip around the island. This time I could take more food with me, now that I had the baskets.</text:p>
      <text:p text:style-name="P1">After I had passed the valley where my hut was, I went down the beach. It was then that I saw land far out at sea. It <text:soft-page-break/>must have been a bigger island or even the continent of South America. </text:p>
      <text:p text:style-name="P1"/>
      <text:p text:style-name="P1">Chapter 26</text:p>
      <text:p text:style-name="P1"/>
      <text:p text:style-name="P1">After this discovery, I continued exploring the island and found pleasant savannah fields. I also discovered that there were many parrots, hares and foxes at this side of the island. I even caught one parrot and took it with me. There were also numerous turtles, tortoises and birds, including penguins. This part of the island was more pleasant and there was more food but I did not want to move my fortification.</text:p>
      <text:p text:style-name="P1">I kept on wandering, but I got lost and it took me a few days to find my way back to the beach where I had seen the land at the distance. From there I knew how to get home again.</text:p>
      <text:p text:style-name="P1">On the way back my dog captured a young kid which I saved and took with me. I was determined to breed tame goats and now I was offered another chance. I left the kid in the hut until I prepared a space for it in my fortification.</text:p>
      <text:p text:style-name="P1">I was so tired from the trip that on my return I relaxed for a few days. I made a cage for the parrot and brought home the kid, which was very tame by now.</text:p>
      <text:p text:style-name="P1"/>
      <text:p text:style-name="P1">Chapter 27</text:p>
      <text:p text:style-name="P1"/>
      <text:p text:style-name="P1">The year had passed so quickly and soon it was September again. I have been on the island two years now. I was no longer as sad and desperate as I was immediately after the shipwreck. I had grown to accept my destiny and was thankful for being well and alive.</text:p>
      <text:p text:style-name="P1">I still kept my daily schedule. I was hunting in the morning, cooking at lunchtime, relaxing in the afternoon when it was the hottest, and working in the evening. My work was still difficult and time-consuming. For example, it took me 42 days to make a shelf out of a big board.</text:p>
      <text:p text:style-name="P1">In the months of November and December I was occupied with my crop of rice and barley. The goats and the wild hares were eating the stalks of both as soon as they came up. I risked losing all of it, so I quickly made an enclosure around the place where I had sown the rice and barley. I would also tie my dog there to guard my crops at night.</text:p>
      <text:p text:style-name="P1">Soon the stalks were tall, but then another danger appeared. Birds of all kinds started eating the grains. I shot some and kept an eye on my crops until the rest of the birds were gone. At the end of December I reaped my first crop. I did not have any tools to cut it properly, clean or grind the grains, so I decided to leave it all for seed.</text:p>
      <text:p text:style-name="P1">Meanwhile I began preparing the tools I would need in a year’s time. I spent the next rainy season doing this and I also taught the parrot to say its name, Poll.</text:p>
      <text:p text:style-name="P1">I realized I needed earthen pots to keep the grain. I looked for clay around the island. I found some and after two months of experiments I succeeded in making two large jars. To protect them better I put them in wicker baskets and placed rice and barley straws between the basket and the clay pot. This way I furnished myself with pots for the grains.</text:p>
      <text:p text:style-name="P1">Now that I knew how, I continued making myself small pots, plates, pitchers. One day, quite by accident, I found a broken piece of one of my pots in the fire. The heat had turned it as hard as stone and as red as a tile.</text:p>
      <text:p text:style-name="P1">I used this observation and placed several pots one upon the other. Then I set fire around them. After a few hours they were all very hard and the bottom one was even glazed, because the sand under it had melted and turned into glass.</text:p>
      <text:p text:style-name="P1"/>
      <text:p text:style-name="P1">Chapter 28</text:p>
      <text:p text:style-name="P1"/>
      <text:p text:style-name="P1">I still felt an acute need for so many tools and facilities. For example, I needed an instrument to grind the grains and I chose a big block of hard wood for that. To make bread out of the ground grains I also needed a sieve. I used seamen’s clothes for that and although far from perfect, I managed to make three small sieves which served me well for a couple of years.</text:p>
      <text:p text:style-name="P1">I kept making clay pots. I found a way to make myself something which resembled an oven. I made big earthen plates and would put the bread loaf between them, then cover them all with hot embers. This is how I made my first bread on the island. It was in the third year of my shipwreck.</text:p>
      <text:p text:style-name="P1">From time to time I was still thinking of running to the beach and waiting for a ship to pass by. Yet, I did not know whether my condition might not be worse in that case. What if I was captured by cannibals?</text:p>
      <text:p text:style-name="P1">One day I remembered that my ship’s boat was still at the beach where the storm had left it. I went to look for it. When I did, I tried to turn it the right way, but it was buried in sand. I spent a month doing this, but it was useless. I could not even move it. I could not turn or repair it properly. I left the boat there, but my desire to go sailing was just as strong as before.</text:p>
      <text:p text:style-name="P1">I was contemplating whether I could make myself a canoe out of some great tree. I found a big one, cut it and carved it. Then I cut out the inside and burned it until I reached the desired shape. It was only then that I discovered that I had no way of moving it out of the forest and into the beach. It was to my greatest disappointment that I had to leave it there. I was a fool. It took me nearly half a year to make the canoe and the thought of how I was going to launch it in water never crossed my mind once.</text:p>
      <text:p text:style-name="P1">I tried everything to move the canoe. I even considered digging a canal from the beach to where the canoe lay, but it was all useless. There was a hill between them and it would have taken me many years to dig the canal through the hill and push the canoe in it. Eventually I gave up on the canoe and left it there as a reminder to myself.</text:p>
      <text:p text:style-name="P1"/>
      <text:p text:style-name="P1"><text:soft-page-break/></text:p>
      <text:p text:style-name="P1">Chapter 29</text:p>
      <text:p text:style-name="P1"/>
      <text:p text:style-name="P1">Halfway through my work on the canoe, my fourth year on the island passed. I was removed from the world, yet I had enough to live on and I was content.</text:p>
      <text:p text:style-name="P1">Some changes had occurred in that time. I had run out of ink completely and my clothes were decaying with use.</text:p>
      <text:p text:style-name="P1">Instead I began using the skins of the animals I had killed. I made myself a cap and a pair of clothes entirely out of those skins. They kept me cool in the heat and preserved me from the heavy rain. But the clothes weren’t enough. I also needed an umbrella for the same purposes. It took me a while but I succeeded in making one.</text:p>
      <text:p text:style-name="P1">I continued living like that for the next 5 years. Nothing curious happened in that time. I kept on planting barley and rice. I continued drying grapes to make raisins. All my activities remained the same.</text:p>
      <text:p text:style-name="P1">It was some time after that I made myself another canoe. It was smaller and easier to move. Although it was ready and set in water, I could not use that canoe to go in the ocean. It could only serve me to travel around the island with it. Before I made a sail, I had put food, water and tools in it to prepare for the trip ahead.</text:p>
      <text:p text:style-name="P1">It was the 6th of November on the sixth year of my stay on the island that I started this voyage. I faced danger as soon as I set out. I had to go round some rocks far out at sea, and then struggle against a very strong underwater current, but I finally managed to continue my trip round the island.</text:p>
      <text:p text:style-name="P1">Finally I found a small river going further into the land where I harboured my boat and went to explore this side of the island on foot. It was not far from where I had been on my previous journey. I even succeeded in finding my way back to my hut, where everything was just as I had left it. I was so tired from the trip that I fell asleep and was woken up by someone calling my name:</text:p>
      <text:p text:style-name="P1">“Robin Crusoe, where are you? Poor Robin!”</text:p>
      <text:p text:style-name="P1">I was terrified at first, but then I saw my parrot Poll on top of the hedge. He had learnt the phrases I had repeated to myself so many times. Now he was saying them with the same intonation I had used. I was surprised to find the parrot here, because I had left it in the fortification. Still, I was happy to hear someone talk to me.</text:p>
      <text:p text:style-name="P1">I left the boat there and returned home with the parrot. </text:p>
      <text:p text:style-name="P1"/>
      <text:h text:style-name="P9" text:outline-level="2">Chapter 30</text:h>
      <text:p text:style-name="P4"/>
      <text:p text:style-name="P4">I did not take such long trips for a year and was staying in my fortification most of the time. I kept on making wooden tools and clay pots. I even devised a way to make pots with a wheel, which made my work much lighter. I also figured out how to make a tobacco pipe, which to be fair, I missed a lot ever since I was shipwrecked on the island. With time I got better at making baskets. </text:p>
      <text:p text:style-name="P4">I noticed my gunpowder had diminished significantly. I was worried I wouldn’t be able to kill any more goats once it was gone. The kid I tamed had grown old, but I did not have a chance to tame a male one, so the female died of old age. I did not have the heart to kill it. </text:p>
      <text:p text:style-name="P4">It was eleven years since I first set foot on this island and all this time I was using gunpowder to provide myself with meat. Now I thought of finding some other way to supply myself with food and spare what was left of the ammunition. I made traps and pitfalls and although I did not succeed at first, eventually I caught a male goat in one pit and three young ones in the other. They were one male and two females. I let go of the old goat, but took the kids with me.</text:p>
      <text:p text:style-name="P4">I had to make an enclosure for them because I feared they might run away with the wild ones once they matured. It took me three months, but I made a hedge around a suitable space where there was plenty of grass and water for them. Meanwhile the kids had become very tame and were eating out of my hand. In a year and a half’s time I had a small flock of twelve goats, and in three years’ time I had more than forty goats.</text:p>
      <text:p text:style-name="P4">This way I was supplied with milk and meat. I experimented several times and at last I managed to make cheese and butter. My table was full now and I was surrounded by animals. I had my old dog, cats, goats and Poll, my parrot. </text:p>
      <text:p text:style-name="P4">The only thing I still missed was someone to talk to. </text:p>
      <text:h text:style-name="P9" text:outline-level="2">Chapter 31</text:h>
      <text:p text:style-name="P4"/>
      <text:p text:style-name="P4">I was uneasy and wanted to go to that part of the island where the dangerous water currents ran. One day I set out to reach that part of the island. On the way there I thought to myself how ridiculous I must have appeared in the eyes of an Englishman. I had a big hat, a short jacket and knee-length trousers all made out of goatskin. I did not have socks or shoes but had used some laces and tied some goatskin around my feet. I had two belts – one for the sword and knife, and one for the gunpowder. On my back I had a basket. I also carried a gun on my shoulder and an umbrella made out of goatskin above my head. My beard and moustaches were pretty long. I realized I was looking very unusual from <text:soft-page-break/>what I used to wear years ago.</text:p>
      <text:p text:style-name="P4">One day, about lunchtime, I was walking on the beach going to check on my boat when I came across something surprising. I saw the mark of a human footstep on the sand. I looked around but I could not see anyone. I was terrified. I hurried back to my fortification and fastened the door. I was so scared I could not sleep that night. Why was there no boat? Why were there no more footprints? I was horrified and started thinking that perhaps I had imagined it all. After a while I decided that it must be the step of one of the savages who probably inhabited the islands around. I began to worry whether they had seen my boat and were now preparing to attack me. </text:p>
      <text:p text:style-name="P4">Then I convinced myself that maybe I had seen the mark of my own foot and I had been a fool to get scared by it. This realization made me feel more confident and after 3 days of hiding I finally left my fortification. I milked the goats and then, once I had gathered courage, I went to see the footstep again. When I approached I saw that it was very unlikely that I had passed that way when going to my boat. Moreover, the step was much bigger than the size of my foot. It was impossible that the step was mine. </text:p>
      <text:p text:style-name="P4">I got scared again. That night I considered letting all my animals into the wild, destroying my crops and my summer house so that no trace of human habitation is left on the island. I was so afraid that I could not fall asleep the whole night. On the morning I finally dozed off and when I woke up my head was clear. Now it did not seem that strange that there should be people on the islands around. Perhaps they come to the shore of my island occasionally or now the wind carried them this way for the first time. I remembered that for the fifteen years I had been on the island I had never seen another human being or discovered any signs of a settlement here. This calmed me down.</text:p>
      <text:h text:style-name="P9" text:outline-level="2">Chapter 32</text:h>
      <text:p text:style-name="P4"/>
      <text:p text:style-name="P4">Still, I took precautions for my safety. I made another wall around my fortification and left holes through which I could easily fire several guns if attacked. In two years’ time I had such a strongly fortified house surrounded with walls and thick trees that no one could come near me.</text:p>
      <text:p text:style-name="P4">I was also concerned for my flock of goats. I divided the animals and built a small enclosure in another part of the island. It took me lots of time and effort, but in the end my animals were safe from any unexpected attack. </text:p>
      <text:p text:style-name="P4">It was now two years since I had seen the footstep on the beach. One day as I was walking towards the shore I thought I saw a boat in the distance. I could not be sure, so I just continued my walk. It was then that I came across something terrifying. The whole beach was covered with human remains. Skulls, hands and feet were scattered all over the place and there was a black circle where a fire must have been set up. I was sick and threw up at the horrible sight.</text:p>
      <text:p text:style-name="P4">Terrified and disgusted, I went back to my fortification and again considered what to do. I decided to give up going out at sea with my boat because the cannibals could capture me. I also stopped firing guns for I feared being discovered by the sound. Every time I went out of my fortification I carried pistols and a gun to protect myself in the case of a sudden attack.</text:p>
      <text:h text:style-name="P9" text:outline-level="2">Chapter 33</text:h>
      <text:p text:style-name="P4"/>
      <text:p text:style-name="P4">Soon I started thinking how I could kill some of the cannibals and save their victims if I could. If that was not possible, at least I could frighten them so they would never come nearby again. I began looking at that side of the island where I had first seen the human footprint. I wanted to find a hiding place for myself and prepare it for the attack. </text:p>
      <text:p text:style-name="P4">Then I changed my mind and thought it was unreasonable to fight them since they had not done any harm to me. Eventually I gave up the preparations altogether and decided to act only if they attacked me first. </text:p>
      <text:p text:style-name="P4">For a whole year I was hiding my traces as well as I could. I put away my boat and removed every sail and other equipment from it. I kept myself occupied with my animals and crops, but I was very careful. I was afraid to make loud noises and I was very anxious every time I made a fire in case the smoke could be seen from a distance.</text:p>
      <text:p text:style-name="P4">Once when I was cutting some branches I discovered a hollow place which on further inspection appeared to be a small cave. I went inside it but as soon as my eyes grew comfortable with the darkness I noticed two bright eyes looking at me. I jumped outside, scared to death. In bright daylight I gathered courage and went in again but then a loud sigh scared me out again. It sounded as if there was someone injured inside. The third time I lit a torch and went in to discover an old goat dying in the cave. </text:p>
      <text:p text:style-name="P4">I returned to the cave the next day to find that the goat had died. I explored the place and found it very safe. It would make a convenient hiding place near the beach. That is why I brought some of my guns and some powder there. </text:p>
      <text:p text:style-name="P1"/>
      <text:h text:style-name="P9" text:outline-level="2"><text:soft-page-break/>Chapter 34</text:h>
      <text:p text:style-name="P4"/>
      <text:p text:style-name="P4">Twenty-three years had passed since I set foot on this island. Now I was living comfortably and had many creatures to keep me company. Poll was repeating my name very pleasantly. I had two more parrots after Poll and I had taught all of them to pronounce my name. </text:p>
      <text:p text:style-name="P4">My dog had died in the 16th year of our stay on the island, but the cats had multiplied. I was still keeping three of them as well as a few kids around me. I had caught and tamed some seabirds and they were also living in my fortification. </text:p>
      <text:p text:style-name="P4">It was the last month of my 23rd year on the island when, as I was walking to my fields early one morning, I saw fire on the shore. It was on my side of the island, away from the place where I had found signs of savages before.<text:line-break/>I immediately returned to my fortification and loaded all guns. Despite all this, I was impatient, so I took my telescope and went close to the beach. I hid myself and observed them. I saw 9 naked savages who had come with 2 canoes. It seemed that they were waiting for the tide to leave the island.</text:p>
      <text:p text:style-name="P4">As soon as they left I went to the shore and found out that there had been 3 more canoes I had not seen. The beach was littered with flesh and bones again. This made me sick and angry and I resolved to kill as many of them as I could the next time I saw them. They did not return for another 15 months. In May the following year I saw them again and it was a good occasion to intervene and fight them.</text:p>
      <text:p text:style-name="P4">Meanwhile something else happened that disturbed my routine. One evening I was startled out of my ordinary activities by the sound of a gunshot at sea. I had just got out of my house when I saw a flash coming from the sea. A second gunshot followed. It crossed my mind that this must all be coming from some ship in danger asking for help. I gathered all the dry wood I could find around and ran to the beach where I made a big fire. They saw me and fired again. I kept the fire until the morning but there was no sign of them. </text:p>
      <text:p text:style-name="P4">As the day broke, I saw something far away at sea. I thought they must have anchored there, but when I looked again from the top of a hill I saw that there were only wrecks left of the ship. It had been destroyed on the rocks where the strong underwater currents ran. </text:p>
      <text:h text:style-name="P9" text:outline-level="2">Chapter 35</text:h>
      <text:p text:style-name="P4"/>
      <text:p text:style-name="P4">I longed so much to see one of the sailors on the beach. I would have given everything to talk to another human being again. I did not know if the people on the ship had survived or not. </text:p>
      <text:p text:style-name="P4">A few days later I found the corpse of a drowned boy on the beach, but I could not guess his nationality from his clothes. I found a tobacco pipe in his pockets, though, and this was very valuable to me.</text:p>
      <text:p text:style-name="P4">I took my boat and decided to go to the shipwreck to see if there was any creature still alive on board. I observed the currents and chose the least dangerous way. The next morning I was ready and reached the wreck in less than 2 hours.</text:p>
      <text:p text:style-name="P4">The ship seemed Spanish by construction, but was completely destroyed. When I went closer, a dog appeared on the deck and I fed it bread and water because it was starved and extremely thirsty. I found only two dead men on the ship, but there was so sign of anyone else. </text:p>
      <text:p text:style-name="P4">There were several chests and big casks of some alcohol, but the latter were too heavy to move. When I searched around I found another, smaller cask of liquor which I managed to pull to my boat. I also found guns and gunpowder. I left the weapons because I had plenty of them, but I took the powder and some other useful things I found on board. </text:p>
      <text:p text:style-name="P4">In the evening I returned to the island and spent the night in the boat. The next morning I decided to bring all I had found to my cave instead of taking it to the fortification. Once they were there, I opened the chests and found more liquor in them. There was also meat, some shirts and handkerchiefs, as well as gold and other treasures. </text:p>
      <text:p text:style-name="P4">In the last chest I found some very fine gunpowder which was of great value to me. On the island, it was much more valuable than any money or precious metals. There was something else which I needed just as badly as powder and that was shoes. I had taken the shoes off the feet of the two drowned men on board the ship and I found two more pairs in one of the chests.</text:p>
      <text:h text:style-name="P9" text:outline-level="2">Chapter 36</text:h>
      <text:p text:style-name="P4"/>
      <text:p text:style-name="P4">After I had secured all my new possessions in the cave, I hid the boat again and went back to my fortification. I returned to my previous life, only I was more vigilant and attentive than before. </text:p>
      <text:p text:style-name="P4">Time was passing and I was often thinking about the people I had seen on the beach. I was wondering whether I had any <text:soft-page-break/>chance of survival if I went to sea with my boat. These thoughts were always in the back of my mind, day and night. </text:p>
      <text:p text:style-name="P4">It was one night in March when I dreamed that 2 canoes with savages had landed on the beach. One of their victims ran away and came towards my fortification where I saved him and he knelt to me and became my servant. He helped me navigate out of the dangerous currents around the island.</text:p>
      <text:p text:style-name="P4">I woke up, but this was all stuck in my mind. I realized that if I had a savage to help me I might be able to escape from the island and reach the continent. Perhaps I could save one of the victims brought to this island to be eaten. I made up my mind to look out for the savages and for the next year and a half I would go daily around the beach, hoping to see canoes.</text:p>
      <text:p text:style-name="P4">This finally happened one morning. I was in my fortification when I saw 5 canoes with more than thirty men on the shore. I could not attack them since they were too many, so I just waited, observing them through my telescope. They had a fire set up and were dancing around it. I also saw two men, probably victims, tied together. </text:p>
      <text:p text:style-name="P4">After a while the two tied men were brought to the fire. One was beaten with a club and the other was left standing. While the savages were preparing to eat the first one, the second one started to run towards me. I was frightened he would make my fortification known to the others, but soon I saw that he was followed not by the whole group, but only by three savages and he was quickly outrunning them.</text:p>
      <text:h text:style-name="P9" text:outline-level="2">Chapter 37</text:h>
      <text:p text:style-name="P5"/>
      <text:p text:style-name="P4">The victim reached the small river where I used to anchor my boat and he had to swim to the other side. He did that, and continued running towards the mainland. Two of the Rsavages followed him while the third one returned to the feast on the beach. </text:p>
      <text:p text:style-name="P4">It occurred to me that now was the right moment to save the victim. Taking two guns, I ran down the ladder out of my fortification. I ran to the river and as soon as I reached the two savages I knocked down the first. On seeing this, the second one prepared to shoot an arrow at me, so I had no choice but to shoot him. </text:p>
      <text:p text:style-name="P4">The victim they were chasing stopped still when he heard the gunshot. I beckoned to him to come close, but he was shaking with fear. I smiled at him and kept making gestures to invite him nearer, so he approached. He would stop every few steps to kneel to thank me for saving his life. When he reached me he knelt down, kissed the ground and laid his head on it. Then he took my foot and put it on his head. </text:p>
      <text:p text:style-name="P4">I lifted him, but there was another danger now. The savage I had hit was recovering. Seeing this, the one I had saved said a few words to me. I did not understand anything, but it was extremely pleasant to hear someone talk to me. </text:p>
      <text:p text:style-name="P4">The man I had saved made a gesture to ask for my sword, and taking it, cut off the head of his pursuer. After that he took the head and the sword and laid them both in front of me.</text:p>
      <text:p text:style-name="P4">Then he wanted to go to the savage I had shot. Apparently he had never seen a gun before and was astonished by my actions when I had saved him. He went to the body, turned him around and looked at the hole the bullet had left on the breast. He took the bow and arrows from the dead man and returned to me. </text:p>
      <text:p text:style-name="P4">He signed to me that we should bury the bodies and I let him do it. He dug out two big holes in the sand and in 15 minutes the bodies were gone. </text:p>
      <text:p text:style-name="P4">I took him to my cave. There I gave him bread and raisins and some water. He was so exhausted that as soon as he lay down he fell asleep. </text:p>
      <text:p text:style-name="P1"/>
      <text:h text:style-name="P9" text:outline-level="2">Chapter 38</text:h>
      <text:p text:style-name="P5"/>
      <text:p text:style-name="P4">Now I had an opportunity to look at him. He was young and strong. He must have been around 26. He had long black hair, fine skin and pleasant face.</text:p>
      <text:p text:style-name="P4">I left him sleeping and went outside to milk the goats. Half an hour later he came out refreshed and again made gestures to me to express his gratitude. He put my foot on his head to show his submission to me. In return I showed him I was very pleased with him. </text:p>
      <text:p text:style-name="P4">I began speaking to him. I named him Friday after the day when I saved his life and I instructed him to call me ‘Master’. I told him my name and I taught him ‘yes’ and ‘no’. Then I drank some milk and soaked my bread in it, before giving it to him. He followed my example and did the same.</text:p>
      <text:p text:style-name="P4">We remained in the cave that night, but the next day I made him follow me outside. Using gestures I told him I would <text:soft-page-break/>give him some clothes, because he was naked. As we were passing the beach he showed me where he had buried the two savages. He made signs to me to help him dig them out and eat them. </text:p>
      <text:p text:style-name="P4">This suggestion angered me immensely. I gestured to him that he should forget about this and follow me instead. I was determined he would not have anything to do with them at all, so he quickly resigned and we walked away.<text:line-break/>We went on top of the hill and through my telescope I saw that the canoes were gone and we were alone on the island. I wanted to be sure so I gave Friday a sword and the bow and arrows we had taken from one of the savages and we made for the beach. </text:p>
      <text:p text:style-name="P4">My heart sunk when I saw what had remained of the feast. There were human bones scattered all around, pieces of flesh here and there and the sand was red with blood. I counted three skulls, five hands, several feet and lots of other body parts which chilled my blood. </text:p>
      <text:h text:style-name="P8" text:outline-level="2"><text:span text:style-name="T2">Chapter 39</text:span></text:h>
      <text:p text:style-name="P5"/>
      <text:p text:style-name="P4">Friday signed to me that there had been four prisoners altogether and that he had been the fourth one to be killed and eaten. I saw that even now he still wanted to eat human flesh so once again I expressed my disgust at the thought. I gestured to him that I would kill him if he ate human flesh again. Then I asked him to collect all the human remains on the beach and burn them in a big fire. </text:p>
      <text:p text:style-name="P4">After that we returned to the cave and I supplied Friday with clothes. I gave him trousers, a short jacket and a cap made out of hare skin. At first he was uncomfortable but then he got used to his new appearance. </text:p>
      <text:p text:style-name="P4">The following day I brought him to my fortification. I made a little tent for him between the two fences surrounding my place. I took all his weapons away, barred the door and hid all the ladders during the night, so he could not come inside.</text:p>
      <text:p text:style-name="P4">After a while I realized that this wasn’t necessary at all, because Friday was a very faithful and honest man. He was like a child to me and I was like a father to him. On many occasions later he showed me he would sacrifice his life to save mine. </text:p>
      <text:p text:style-name="P4">I was very happy to have Friday around and I began teaching him everything he needed to know to serve me well. I particularly wanted to teach him to speak to me and understand my words. He was a diligent student and quickly improved. This made me so happy that I did not care about leaving the island anymore. His presence was a great delight to me. </text:p>
      <text:h text:style-name="P9" text:outline-level="2">Chapter 40</text:h>
      <text:p text:style-name="P4"/>
      <text:p text:style-name="P4">Two or three days later, I decided to teach Friday not to eat human flesh anymore. From now I wanted to get him accustomed to animal meat instead. Therefore we went to the forest and I shot a kid. Once again Friday was terrified from the gunshot. He thought I wanted to kill him. He ripped off his shirt to check if I had wounded him. Then he knelt down and said something to me. I did not understand it but it seemed he was begging me not to kill him.</text:p>
      <text:p text:style-name="P4">I reassured him I did not have the slightest intention of doing this and pointed at the kid. Then I showed him my gun and killed a bird on a tree nearby. He was surprised and for quite a long time afterwards he would not come close to touch a gun. Once, later, I found him talking to the gun. He must have been asking it not to kill him.</text:p>
      <text:p text:style-name="P4">We took the kid and the bird which turned out to be a parrot. The kid made a tasty soup and Friday liked it a lot. I put some salt in mine and he was astonished. He showed me he disliked salt and thought it dangerous for the health.</text:p>
      <text:p text:style-name="P4">The next day we roasted some of the kid’s meat and he liked it very much. He gestured to me that he would never eat human flesh again.</text:p>
      <text:p text:style-name="P4">Soon I taught Friday how to prepare corn and bake bread out of it and in a few days he could do it as well as I. Then we started expanding my garden and he helped me plant more corn. In all activities Friday was of great help. He was talking more and more every day and I immensely enjoyed his company. </text:p>
      <text:h text:style-name="P9" text:outline-level="2">Chapter 41</text:h>
      <text:p text:style-name="P4"/>
      <text:p text:style-name="P4">One day I asked him about his tribe and the way he was taken a prisoner. He told me that they used to eat human flesh just like their opponents. In fact he had taken part in that ritual on the other side of my island. He must have been one of the savages I had seen feast there a long time ago. </text:p>
      <text:p text:style-name="P4">He also explained that no canoe was ever lost coming to my island. After an explanation of the currents which they had <text:soft-page-break/>to struggle with to come here I was finally able to figure out where the island was located. The land to the west and northwest was Trinidad. </text:p>
      <text:p text:style-name="P4">He also told me he had previously seen people with beards like mine. From his account I supposed they had been Spaniards. He had heard about them and their cruelties to other tribes. He knew which lands they had taken and settled on. He even knew how we can reach them “in two canoes”. I did not get that at first, but it seemed to me he meant that we would need a boat as big as two canoes.</text:p>
      <text:p text:style-name="P4">From Friday’s account I learned about the traditions and beliefs of his people. I also told him my story and I described England and Europe to him. When I felt I could trust him enough, I showed him how gunpowder works and taught him how to use a gun. I gave him a knife, a hatchet and a belt to carry them on. He was delighted with my presents. </text:p>
      <text:p text:style-name="P4">I showed him where my ship had crashed and the remains of the boat with which I had been saved. He said he had seen a boat like that before. When I inquired further he explained that his nation had saved white men from a similar boat and that they were still living with them. He counted seventeen Europeans living with his people. </text:p>
      <text:h text:style-name="P9" text:outline-level="2">Chapter 42</text:h>
      <text:p text:style-name="P4"/>
      <text:p text:style-name="P4">It crossed my mind that these might be the sailors from the ship I had seen crash on the rocks a few years ago. They might have saved themselves in a boat because I did not find one when I went on board to look for remains.<text:line-break/>I asked Friday to tell me more about them. He assured me that they were well and had been living with his people for four years. </text:p>
      <text:p text:style-name="P4">One day Friday and I were on top of a hill. The weather was nice and the sky was clear so we could see quite far. Suddenly Friday began jumping and dancing. When I asked him about the reason he said he could see his land from here. I could see on his face he was excited to see home. This made me devise a new plan in my head. </text:p>
      <text:p text:style-name="P4">At first I thought that if Friday returns to his people he would forget everything I had taught him and he would betray me. Then his people would come here and eat me. I got jealous and afraid, but with every action Friday was convincing me he was a loyal and sincere friend to me. He told me his nation had learned a lot from the white men and that if we built a canoe and went to his home island, he would tell his people how I had saved his life and had taken good care of him. </text:p>
      <text:p text:style-name="P4">It was clear he wanted us both to go there and when I indicated that perhaps it would be better if he went alone, he took a hatchet and asked me to kill him rather than send him away from me.</text:p>
      <text:p text:style-name="P4">This encouraged me and since I wanted to meet the Europeans I thought we could go to the other side of the island. There I showed Friday my boat but he said it was too small for the two of us. Then I brought him to see the first one I had made. It was the boat that was so big that I could not move it. By now it had dried up and was getting rotten, but Friday approved of its size and found it suitable for the voyage. </text:p>
      <text:p text:style-name="P4">Soon we started building the canoe we needed. We chose and cut a big tree and I showed him how to cut the inside so as to form a boat. It took us a month to do this and two weeks more to drag it to the beach. </text:p>
      <text:h text:style-name="P9" text:outline-level="2">Chapter 43</text:h>
      <text:p text:style-name="P4"/>
      <text:p text:style-name="P4">As it turned out, preparing sails and an anchor was much more difficult than I had expected. Most of the linen I had and the sails I had taken from the wrecked ships had rotted, but I found and stitched two pieces to make a big sail. It took us a bit longer to make and fit the boat with a rudder. </text:p>
      <text:p text:style-name="P4">On the other hand, a mast was easy enough to make and with Friday’s help it took us no time at all. Still, two months had passed while we finished all preparations and furnished the boat. </text:p>
      <text:p text:style-name="P4">Friday knew how to navigate a boat but had never seen a mast and a sail, so I had to instruct him how to use them.<text:line-break/>Meanwhile the twenty-seventh year of my stay on the island had come. The last three years I had spent with Friday and they were much different from the time before I met him. I knew that perhaps I wouldn’t stay much longer on this island, now that we had the canoe ready, but I still continued working in the garden and looking after my animals.</text:p>
      <text:p text:style-name="P4">The rainy season came upon us, so we built a small dam for the boat and we covered it with leaves. These preserved it from the torrential rains and at the same time kept it hidden from human eyes.</text:p>
      <text:p text:style-name="P4">The rainy season also gave us enough time to plan our voyage. After it finished we started storing provisions in the boat. One day I had sent Friday to the beach to get a tortoise, when he came back running. Before I had even had a chance to ask him, he cried out that there were three canoes on the beach.</text:p>
      <text:h text:style-name="P8" text:outline-level="2"><text:soft-page-break/><text:span text:style-name="T2">Chapter 44</text:span></text:h>
      <text:p text:style-name="P4">He was terrified because he thought the cannibals had returned to look for him. He was shaking with fear, so I comforted him as best as I could and gave him some rum. Then I loaded several pistols and guns and gave him a hatchet, while I took my sword.</text:p>
      <text:p text:style-name="P4">We went on top of a hill and through my telescope I could see 21 savages, 3 victims and 3 canoes on the beach. They had landed closer to my cave where the forest was reaching the beach. This made it easier to attack them and prevent the cruel victory ritual.</text:p>
      <text:p text:style-name="P4">We approached them quietly through the forest. While walking, I was considering my right to kill them. Perhaps I had no reason to shoot so many people who had not done any harm to me? This thought made me change my intentions and now I thought I would only observe them until I had a reason to interfere. </text:p>
      <text:p text:style-name="P4">When we were very close to the beach, I asked Friday to go behind a very large tree and see what he could from there. He returned to tell me the cannibals were all around the fire, eating one of their prisoners, while another one lay tied up. The second prisoner was not one of Friday’s people, but one of the bearded Europeans. This filled me with horror and I was resolved to save him if I could.</text:p>
      <text:p text:style-name="P4">We moved closer to the place where the savages were gathered. Nineteen of them were still round the fire, but two had gone to fetch the poor white man. Seeing this, I loaded the guns and asked Friday to do exactly what I did. We fired at the same time and killed 3 and wounded 5 of the savages. The rest jumped up to their feet, but did not know which way to run because they did not know from which direction the danger was coming. </text:p>
      <text:p text:style-name="P4">Meanwhile we had loaded the guns again and shot two more, again wounding a few. After that we loaded the guns again and ran to the beach, shouting as loud as we can. I ran to the tied prisoner and asked Friday to shoot the savages who had left him and were now in the nearest canoe. While he was fighting with them, I cut the ropes which the European was bound with. I asked him who he was and he said in Latin that he was Spanish. </text:p>
      <text:h text:style-name="P9" text:outline-level="2">Chapter 45</text:h>
      <text:p text:style-name="P4"/>
      <text:p text:style-name="P4">I gave him a pistol and my sword, and with the little Spanish I knew I asked him to help us defeat the cannibals. </text:p>
      <text:p text:style-name="P4">The savages were startled by our sudden attack. Our unusual guns scared them even more, so we were quickly winning. I asked Friday to get us the guns we had left loaded by the big tree. I sat down to load the ones we had just used. When I turned around, I saw the Spaniard was fighting with a savage. Although brave, the Spaniard was weak and the savage was going to kill him. </text:p>
      <text:p text:style-name="P4">I ran to help him, but at the last moment the Spaniard threw away the sword and taking a pistol shot the savage down.</text:p>
      <text:p text:style-name="P4">On his way to get the rest of the guns, Friday had used his hatchet to finish off the wounded savages. The Spaniard wounded two more, but they managed to run away. One ran to the forest, where Friday killed him with his hatchet, but the other one swam to one of the canoes. There were three people in it, one of which was wounded. Those were the only ones that had escaped. </text:p>
      <text:p text:style-name="P4">Friday shot at them, but did not wound them. It was dangerous to let them go because they would tell their people about us and would demand revenge. Friday and I jumped in one of their canoes to chase them, but to our surprise we found another tied person on the bottom. He was scared because he had not seen the fight, but only heard it. The ropes were so tight around his neck that he was going to die soon if I did not cut them.</text:p>
      <text:h text:style-name="P9" text:outline-level="2">Chapter 46</text:h>
      <text:p text:style-name="P4"/>
      <text:p text:style-name="P4">The savage was shaking with fear and exhaustion, so I asked Friday to come near and talk to the prisoner. I gave him some rum and when Friday came, I asked him to explain to the prisoner that we had just saved him from the hands of the cannibals. </text:p>
      <text:p text:style-name="P4">I was surprised to see Friday cry, then laugh and kiss the savage. My friend jumped and began dancing around, moving his hands and beating his face. Then he cried and laughed at the same time, so it was a while before I could make him talk to me. When the initial excitement was over, Friday told me that the prisoner we had just saved was his own father.</text:p>
      <text:p text:style-name="P4">It brought tears to my eyes to see the affection the son showed for his father. </text:p>
      <text:p text:style-name="P4">Friday returned to the boat and held his father’s head to his chest. Then he rubbed his father’s hands and feet with his hands to warm him up. I gave him some rum to rub in and soon Friday’s father was feeling much better. </text:p>
      <text:p text:style-name="P4">This happy incident had delayed us and it was no point pursuing the savages who escaped. They were almost out of <text:soft-page-break/>sight by now. It all turned out well, because two hours later a terrible wind appeared and continued the whole night. I doubt the survivors had reached their island at all.</text:p>
      <text:h text:style-name="P9" text:outline-level="2">Chapter 47</text:h>
      <text:p text:style-name="P5"/>
      <text:p text:style-name="P4">Friday was so excited to see his father again, that I did not dare disrupt them. Yet, after a while I called Friday to ask him if he had given his father some bread to eat. In his happiness, he had forgotten to do so. That is why I gave him the rest of the bread I had, some rum and a handful of raisins. </text:p>
      <text:p text:style-name="P4">He gave all this to his father, but suddenly he jumped out of the canoe and ran to the forest as fast as he could. I called after him, but it was no use – he did not even hear me.</text:p>
      <text:p text:style-name="P4">He came back fifteen minutes later, carrying an earthen jar full of fresh water and two loaves of bread. He gave me the bread, but handed the jar to his father who was dying with thirst. After he had drank and was feeling better, I asked Friday to bring the rest of the water and the bread loaves to the Spaniard who needed them just as badly. I also gave him a handful of raisins. </text:p>
      <text:p text:style-name="P4">The Spaniard was very grateful to me, but was so weak and his limbs were so swollen from the ropes that he could not get up on his feet anymore. I asked Friday to rub his hands and feet just as he had done his father’s.</text:p>
      <text:p text:style-name="P4">Friday was still so excited that every two or three minutes he would turn around to see how his father was doing. Once he did not see him, so he almost flew to him only to find him resting at the more comfortable bottom of the canoe. </text:p>
      <text:p text:style-name="P4">I asked the Spaniard to go to the boat with Friday’s help and then we would take him to our place. Friday, however, being young and strong just took the Spaniard on his back and carried him to the canoe. Then he carefully laid him there and arranged so that both he and his father were comfortable. After that Friday jumped out of the canoe and guided it along the beach faster than I could walk. </text:p>
      <text:h text:style-name="P9" text:outline-level="2">Chapter 48</text:h>
      <text:p text:style-name="P4"/>
      <text:p text:style-name="P4">Soon we reached the river where I had first saved Friday. When we reached it, Friday helped our new guests out of the boat, but they were not able to walk. We had to make a hand-barrow and carry them to our fortification.</text:p>
      <text:p text:style-name="P4">We encountered another problem when we reached the fortification. Friday’s father and the Spaniard could not go over the fence or climb a ladder and I did not want to destroy the fence. We made a comfortable tent for them outside the fortification and prepared beds and blankets from branches.</text:p>
      <text:p text:style-name="P4">As soon as we finished this, I set about cooking dinner. Friday killed a young goat and we boiled a soup out of its meat. It was delicious and we all had dinner together in the tent. Friday was my interpreter, because the Spaniard spoke the language of the savages as well.</text:p>
      <text:p text:style-name="P4">After that I asked Friday to go back to the beach and bring us the weapons we had left in our hurry to help the prisoners. I also asked him to bury the bodies of the killed cannibals the next day. He obeyed my orders, so later when I went to the beach I could hardly recognize the place if it wasn’t for the big tree behind which we had lay hidden.</text:p>
      <text:p text:style-name="P4">The next morning I asked Friday’s father what he thought of the savages returning to get their revenge on us. He said he believed they could not have survived the storm, but if they did, the nearest coast was the island of their opponents, so they would not have landed there either. </text:p>
      <text:p text:style-name="P4">In his opinion, even if by some happy chance they had reached their island, they had been astonished to see our guns and would not know how we won the battle using them. They would most probably tell their nation that their friends had been killed by thunder and lightning. He said he heard them cry out in their language that Friday and I were spirits sent from heaven to punish them with fire.</text:p>
      <text:h text:style-name="P9" text:outline-level="2">Chapter 49</text:h>
      <text:p text:style-name="P4"/>
      <text:p text:style-name="P4">I was still anxious the savages might return with a bigger army, but nothing of the kind happened, so after a while I began considering the voyage by sea again. I asked the Spaniard about his arrival on these islands and he said that he had been on a Spanish ship going to Havana. There were sixteen more Europeans, Spaniards and Portuguese, on Friday’s home island.</text:p>
      <text:p text:style-name="P4">He told me that five Portuguese sailors were saved from another shipwreck and taken aboard. The storm broke the ship near my island and some of the men drowned. The rest saved themselves in a boat and were now living with the <text:soft-page-break/>savages. </text:p>
      <text:p text:style-name="P4">I asked the Spaniard whether they had not tried to undertake another sea voyage, but he said that they had no tools with which to build another boat. They did not even have gunpowder because it all spoiled in the water.</text:p>
      <text:p text:style-name="P4">I asked his opinion on the current situation. Even if I and the Spanish and Portuguese sailors somehow managed to reach the continent, I would be in danger of being carried into the Inquisition. He assured me that they lived so miserably among the savages that they would never consider betraying me to their officials. The Spanish and Portuguese sailors had no clothes left, no food or weapons, so that returning to their fellowmen was completely out of question. He was convinced that they would do anything to go home and would treat me very well for my help.</text:p>
      <text:p text:style-name="P4">Hearing all this and observing the Spaniard for some time, I decided that it would be better if he and Friday’s father return to their island and inform the other Europeans of our plan. After that, they would bring them all here, where with my tools and knowledge and with their help we could build a vessel to carry us to the continent.</text:p>
      <text:p text:style-name="P4">It was then that the Spaniard suggested something else. He persuaded me that it would be better to delay the execution of this plan for at least half a year, because there was not enough food for fifteen more men on my island. We would not have enough food to eat while building the ship, and much less to take with us for the long voyage.</text:p>
      <text:h text:style-name="P9" text:outline-level="2">Chapter 50</text:h>
      <text:p text:style-name="P5"/>
      <text:p text:style-name="P4">The Spaniard advised me to plant more corn and he and Friday’s father helped us expand the gardens. All four of us managed to sow so much that we had just enough to eat until the crops were ready. Friday, the Spaniard and I caught more kids and increased our herd by more than 20 kids. We also dried several times more grapes than we ever had before.</text:p>
      <text:p text:style-name="P4">We started preparing the materials for the boat. We chose a few trees and I showed them how to cut them to form planks.</text:p>
      <text:p text:style-name="P4">The harvest came and we had plenty of food. We had so much corn, rice and barley that we needed more baskets and pots to store it all. As it turned out, the Spaniard was very skilful at this.</text:p>
      <text:p text:style-name="P4">Once all the harvest was gathered and the food was securely stored in my cave, the Spaniard and Friday’s father were free to go back and bring here whoever wanted to follow me. I asked them to make the Europeans swear they would not hurt or go against me in any way before taking them on board and to my island.</text:p>
      <text:p text:style-name="P4">We agreed on a secret signal which they should make before approaching the coast, so we would know it was them. I gave them food and two loaded guns in case they were attacked again. Then, taking one of the canoes that they had come in as prisoners, they sailed away.</text:p>
      <text:h text:style-name="P9" text:outline-level="2">Chapter 51</text:h>
      <text:p text:style-name="P4"/>
      <text:p text:style-name="P4">Eight days had passed since they left when something unexpected happened. </text:p>
      <text:p text:style-name="P4">One morning Friday woke me up to tell me they had returned. I was so excited and in my hurry I forgot to take any weapons with me. From the top of the nearest hill I saw a boat with a sail on the horizon, but coming from a completely different direction. It immediately occurred to me that these were not the people we were expecting.</text:p>
      <text:p text:style-name="P4">I returned to the fortification and took my telescope. With its help I discovered an anchored ship close to the shore. By its construction, the ship seemed English and so did the boat.</text:p>
      <text:p text:style-name="P4">I was confused. On one hand, I was happy to find fellow Englishmen after twenty-seven years on the island. On the other hand, I was concerned because the island was quite out of the way of any English ship. Recently there had been no storms which could have taken them here. Perhaps they were pirates or murderers and were hiding here? </text:p>
      <text:p text:style-name="P4">All this made me very cautious. Friday and I remained hiding, observing them for a while. The boat approached the beach and I counted eleven men, some of which I had taken to be English, some Dutch. It wasn’t long before I realized that, in fact, they were all Englishmen. </text:p>
      <text:p text:style-name="P4">Three of the men were unarmed and bound and as soon as the boat reached the sand, five of the others took them to the beach. Two of the prisoners were calm and composed, but the third one was making passionate gestures. He seemed desperate and was begging the ones in the boat for something. </text:p>
      <text:p text:style-name="P4">On seeing this, Friday turned to me and pointed out that it seemed Englishmen were also eating fellow men.</text:p>
      <text:p text:style-name="P4"/>
      <text:p text:style-name="P3"><text:soft-page-break/>Chapter 1</text:p>
      <text:p text:style-name="P3"/>
      <text:p text:style-name="P3">I was born in York, England in 1632. My father was German and my mother was English. My father’s family name was Kreutznaer, but after he came to England people started calling him Crusoe. My mother’s family was called Robinson. This is how I came to be called Robinson Crusoe.</text:p>
      <text:p text:style-name="P3">I had two elder brothers. The oldest one joined the army and was killed in battle. The middle one disappeared and we never heard what became of him. I was well-educated and my father wanted me to study law, but I wanted to go to sea. Nothing would convince me to stay at home and become a lawyer.</text:p>
      <text:p text:style-name="P3">I was 18 years old when one day my father called me to his room. He was old and suffered from a disease which kept him in bed. My father asked me why I wanted to go to sea when I can stay at home, study and prosper in my own country. He told me that travelling abroad by sea was dangerous. He warned me that I would lose peace and comfort of my home if I go to sea. My father also told me that if I go abroad my fate might be similar to that of my eldest brother. When saying this he started crying and he could not continue.</text:p>
      <text:p text:style-name="P3">My father’s advice and warnings made me think and I started to forget my desire to travel by sea. Yet, my decision to stay home did not last long. One week passed and I made my mind up to talk to my mother and tell her I am determined to travel. I told her how curious I was. I told her how I wanted to see the world, then asked her to speak to my father. I asked her to convince him to let me go on one sea journey. I promised that if I did not like it, I would go back home and start working very hard. My mother did not agree. She also did not want me to go abroad.</text:p>
      <text:p text:style-name="P3">I stayed home one more year. The whole time I was thinking whether to follow my parents’ wish or my own desire. One day I was in the town of Hull. A friend of mine was going with his father’s ship to London and he invited me to go with him for free. I wasn’t prepared and my parents did not know, but I boarded that ship on that September day.</text:p>
      <text:p text:style-name="P3">This is how my unhappy adventures began.</text:p>
      <text:p text:style-name="P3"/>
      <text:p text:style-name="P3">Chapter 2</text:p>
      <text:p text:style-name="P3"/>
      <text:p text:style-name="P3">The moment the ship left the river and went into the sea my troubles started. There was strong wind and the sea was rough. A storm was approaching. I was very frightened and felt seasick. I began to regret my decision to leave home. I thought every wave was going to sink the ship. I promised myself I would go home and apologize to my parents as soon as I stepped on dry land again.</text:p>
      <text:p text:style-name="P3">The storm was over by the morning. I was still seasick during the day and I was thinking about the terrible storm. The evening, however, was very beautiful and the sea was very peaceful. I thought that was the most wonderful sight I had ever seen.</text:p>
      <text:p text:style-name="P3">That night I slept well and I was no longer seasick. One of the sailors came to me and we started talking. He asked me what I thought of the light wind last night. I told him I was very scared of the storm and he offered me a drink called punch. I got drunk and forgot how scared I had been. I also forgot my decision to go back home. Instead I was dreaming about more travels by sea.</text:p>
      <text:p text:style-name="P3">The next few days the wind was blowing against us and we couldn’t move much. A week later the wind increased and we decided to set off. The very next day there was a great storm. I was terrified and this time I could see that the other sailors were also very scared. The captain was walking in and out of his cabin. He was quietly saying prayers.</text:p>
      <text:p text:style-name="P3">I was so scared I couldn’t do anything else but lie in my bed and hope we would survive. When I heard the captain talk to himself I got up and looked out the window of my cabin. The waves were as tall as mountains. I saw other ships which looked like toys. The waves were moving them around violently. Our sailors cried out that a ship had sunk in front of us. I was terribly afraid and regretted that I hadn’t gone home after the first light storm.</text:p>
      <text:p text:style-name="P3">The storm was getting worse and now all the sailors were praying we would survive. Suddenly someone shouted that there was a leak in the ship and water was coming in. Everyone was called down to pump the water out. I was paralyzed with fear, and I couldn’t get out of my bed. Then the men came and told me to go down and help, so I went. I was pumping out the water when the captain ordered someone to shoot a fire gun. It was a signal that we were in danger. I thought we were sinking, because the ship was broken. I thought we were all going to drown. I fainted with fear. It was only hours later that I regained my senses. </text:p>
      <text:p text:style-name="P3"/>
      <text:p text:style-name="P3">Chapter 3</text:p>
      <text:p text:style-name="P3"/>
      <text:p text:style-name="P3">We were all working very hard but the water kept coming into the ship. The storm was not as dangerous anymore but the ship was already badly damaged. Our captain continued firing guns for help. There was a small ship in front of us which sent us a boat. The sailors on that boat risked their lives but managed to reach our ship. With great difficulty we all boarded the boat. We couldn’t think of going back to their ship which was very far way already. It was too dangerous, so we decided to try to get to shore instead.</text:p>
      <text:p text:style-name="P3">Fifteen minutes later our ship sank. We were safe on the boat, but I was still so afraid I couldn’t watch. We were soon close to the land and we could see many people on the beach expecting us. When we finally reached the land we were treated with great kindness. The local people helped us find rooms and gave us money to get to London or go back to Hull.</text:p>
      <text:p text:style-name="P3">If I had had any sense, I would have gone home then. Hearing that my ship had sunk, my father must have been extremely worried about me. Even my friend, the son of the owner of the ship, thought I should go back home and never go to sea again. I met him and his father <text:soft-page-break/>in town. The owner of the ship turned to me and told me I should take this disaster as a sign to go home. Despite all this, I was very stubborn and decided to go to London.</text:p>
      <text:p text:style-name="P3"/>
      <text:p text:style-name="P3">Chapter 4</text:p>
      <text:p text:style-name="P3"/>
      <text:p text:style-name="P3">I travelled to London by land. The whole way I was wondering what to do and where to go. I was too ashamed of myself to go back home.</text:p>
      <text:p text:style-name="P3">In London I met the captain of another ship who had already been to the coast of Guinea before. He offered me to travel with him and be his companion for the journey. As I still had some money, I chose to travel as a passenger and not as a sailor. The captain of the ship also promised me that he would carry back to England any treasure I might make in Africa.</text:p>
      <text:p text:style-name="P3">When leaving London, he advised me what to buy for trade in Africa. At the time I only had £40 which I managed to get with the assistance of my relatives. This journey was my only successful one because I returned to England with some gold dust which was worth almost £300. The journey was also good for me because the captain taught me a bit about mathematics and navigation. I learned what was necessary in order to become a sailor and a merchant.</text:p>
      <text:p text:style-name="P3">Still, this trip wasn’t perfect. I was constantly sick and had fever. Soon after we came back to England my friend, the captain, died. I decided to make the same journey with the same ship back to Guinea. I left £200 with the widow of my friend so I had only £100 to trade in Africa.</text:p>
      <text:p text:style-name="P3">This was one of the unhappiest journeys a man has ever taken. The first disaster happened when we were between the Canary Islands and the African shore. Early one morning a Turkish ship started chasing us. This continued the whole day and about three in the afternoon the pirates came very close. We had twelve guns and the pirates eighteen. There was an attack, but we managed to drive them away. On the second attempt, sixty of their men came on the ship and started destroying everything. We managed to push them off board twice, but they kept returning. Some of our sailors were killed and some were badly injured, so we had to surrender. All of us were taken prisoner. </text:p>
      <text:p text:style-name="P3"/>
      <text:p text:style-name="P3">Chapter 5</text:p>
      <text:p text:style-name="P3"/>
      <text:p text:style-name="P3">Most of my fellow men were carried to the emperor’s court, but because I was young and strong I remained as a slave to the captain of the pirates. I felt very sad, but this was only the beginning of my troubles.</text:p>
      <text:p text:style-name="P3">I was hoping my new master would take me with him when he went to sea; and when a Spanish or a Portuguese captain attacked him, I would be set free. Yet this did not happen because my master left me to look after his garden every time he went to sea. I spent two years hoping to escape.</text:p>
      <text:p text:style-name="P3">Sometimes when my master went fishing he would take me and another young man to help him. Sometimes he would even send me and the young man with one of his relatives fishing in a small boat.</text:p>
      <text:p text:style-name="P3">One morning when we were fishing, a thick fog rose and we were lost. We struggled to reach the shore the whole day and the following night, but it was only the next morning that we finally got back. After this adventure, my master decided to use a bigger boat, the one from our English ship, and make it more comfortable. He had a cabin built in the middle of it and installed some additional sailing equipment.</text:p>
      <text:p text:style-name="P3">One day my master ordered me to put extra food and drinks as well as guns with powder on the boat as he was expecting some distinguished guests to join him for fishing. They also intended to do some hunting afterwards. However, the guests refused the offer at the last moment, and my master let his relative, myself, and the boy go fishing as usual.</text:p>
      <text:p text:style-name="P3">When my master told me this, I remembered all my plans for escape and prepared the boat not for fishing but for a journey. I convinced the captain’s relative to bring more food, pretending that we shouldn’t eat our master’s food. I secretly brought some more bottles and additional gear such as a rope, a hammer, and a big lump of beeswax for making candles. I also asked the captain’s relative for powder and bullets, again lying that we needed them to shoot birds for my master’s table.</text:p>
      <text:p text:style-name="P3">Soon we were at sea, and I pretended I couldn’t catch any fish. This way I persuaded the others to go farther out to sea. The captain’s relative went to the front of the boat, and I quickly pushed him overboard. He attempted to swim back to us and begged us to take him back, saying he would go anywhere with us. I didn’t trust him so I took one of the guns and pointed it at him. I told him to leave us alone and swim back to the shore if he wanted to live.</text:p>
      <text:p text:style-name="P3"/>
      <text:p text:style-name="P3">Chapter 6</text:p>
      <text:p text:style-name="P3"/>
      <text:p text:style-name="P3">After seeing the man swim away, I turned to the boy and asked him to swear that he would be faithful to me. He did as I asked. In the meantime, I steered the boat toward the continent pretending we were heading there. I wanted to persuade the man swimming away that we were going in that direction when in fact I had something else in mind. After I lost sight of him, I turned the boat toward the barbarian coast. This was dangerous because the natives could attack us, but at least the pirates wouldn’t think of following us there.</text:p>
      <text:p text:style-name="P3">After it grew dark, I changed direction and tried to keep close to the shore. The wind was good, and I believed by the afternoon of the next day we were long gone from the land of the pirates. Still, I was so afraid of being captured by them again that I didn’t stop the boat <text:soft-page-break/>or go ashore for five more days. On the sixth day the wind changed. I thought that even if they were following us, this must have made them change their minds; so I let the boat go close to the shore, and we anchored in the mouth of a little river.</text:p>
      <text:p text:style-name="P3">I didn’t know where we were. All we wanted was some fresh water. We waited till it was completely dark, hoping to swim ashore unseen and get water, but as soon as night fell we started hearing horrible cries from the shore. The boy begged me not to go ashore. We remained on the boat, but we couldn’t sleep because some two or three hours later some creatures came to wash themselves in the water, making horrific noises I had never heard before.</text:p>
      <text:p text:style-name="P3">The boy was extremely frightened, and so was I. We were even more terrified when we heard one of the creatures swimming toward us. The boy begged me to sail away, but I feared the creatures might follow us. Instead, I took one of the guns and shot at the beast, which made him turn around and go back to the shore. Hearing the gun fire, all the other creatures started crying and shouting so hideously that I was convinced they had never heard a gun before. We abandoned all hope of getting water during the night and stayed on the boat until the morning.</text:p>
      <text:p text:style-name="P3"/>
      <text:p text:style-name="P3">Chapter 7</text:p>
      <text:p text:style-name="P3"/>
      <text:p text:style-name="P3">As soon as it was light again, the boy offered to go ashore but I decided it would be safer if we both went. We had some bread for breakfast. Then, carrying only our guns and two jars for the water, we made for the beach. Once we were on shore, I didn’t want to lose sight of the boat, so the boy went alone a bit farther inland to get some fresh water. I saw him running on his return, and I thought some of the creatures were chasing him. I was wrong.</text:p>
      <text:p text:style-name="P3">He was hurrying to show me he had killed an animal that looked like a rabbit. We were both very glad because the meat was good and we had found fresh water. Most of all, we were glad we had neither run into the scary creatures nor seen any human footprints.</text:p>
      <text:p text:style-name="P3">I knew we must have been close to the Canary Islands and the Cape Verde Islands, but I had no instruments for navigation which could help me locate them. I was hoping we would meet an English ship by moving along the coast. I was guessing we were in a land where no people lived because we did not see any people by day and only heard wild beasts roaring by night.</text:p>
      <text:p text:style-name="P3">One morning when we were going to get water, the boy showed me a great beast sleeping in the shade near us. It was an enormous lion. The boy was too afraid to go shoot it, so I loaded three guns and aimed at the sleeping animal. The first bullet hit his leg, and the lion woke up and gave the most terrible roar I have ever heard in my life. The second bullet hit him in the head and left him struggling for life. At this point the boy jumped ashore, went to the lion, and finished him with one last shot in the head. He cut off one of the lion’s paws and brought it to the boat as a trophy. Although we couldn’t eat the meat, I wanted the skin of the beast, as it was very big. We put it on top of the boat, and soon it was dry. </text:p>
      <text:p text:style-name="P3"/>
      <text:p text:style-name="P3">Chapter 8</text:p>
      <text:p text:style-name="P3"/>
      <text:p text:style-name="P3">For the next ten or twelve days we sailed close to the shore, stopping only to fill our jars with clean water. Soon we started to notice that the land was inhabited. Several times we saw naked black people on the beach watching us. I wanted to stop and go to them, but the boy begged me not to do it. Nevertheless, I waved to them and saw them run toward the boat without any weapons. The boy warned me that one of the men had a long stick.</text:p>
      <text:p text:style-name="P3">I tried to sign to the people that we needed food. They signed to me to come ashore, showing they would bring us some food. I slowed the boat, and two of them ran into the forest soon to return with some dry meat and grain. We didn’t want approach the land, and they were too afraid to swim to us, so we didn’t know how to reach the food. Seeing this, they stepped back and were soon quite far from the food. We approached and took it onboard. We signed to thank them but had nothing to give in return for the food.</text:p>
      <text:p text:style-name="P3">At that very moment two animals came running from the mountains, chasing each other. The people on the beach were very afraid, but the animals didn’t attack them. The two creatures went into the water, and one of them came very close to our boat. I shot at it. That made the creature swim back to the beach, but it died just before reaching it.</text:p>
      <text:p text:style-name="P3">The people on the beach were amazed to hear the gun fire, and some of them fainted with fear. I made signs to them to come back to the beach and helped them bring the animal to the shore with a rope. It turned out to be a very strange leopard. The other creature must have been frightened by the gun, because it had run away back to the mountains. The people on the beach wanted the flesh of the animal, and we took the skin. They were so grateful that I had saved them from the leopard that they brought me even more food and water.</text:p>
      <text:p text:style-name="P3">We had so much food and water on the boat that we did not need to stop for some ten days. On the eleventh day we saw a long piece of land extending very far into the sea, and there were islands within sight. I assumed those were the Cape Verde Islands. I had just stepped inside the cabin to consider whether we should go to the islands when the boy came running to me. He was screaming because he had seen a ship with a sail.</text:p>
      <text:p text:style-name="P3"/>
      <text:p text:style-name="P3">Chapter 9</text:p>
      <text:p text:style-name="P3"/>
      <text:p text:style-name="P3">The boy was really scared because he thought the ship belonged to the pirate from whom we had escaped. As soon as I saw the ship, I knew it was Portuguese. It was going in another direction and, although we were sailing toward it as fast as we could, there was small <text:soft-page-break/>chance the people on the ship would notice us.</text:p>
      <text:p text:style-name="P3">Just as we were beginning to despair, the ship changed its direction and turned our way. I fired a gun to get their attention, and they noticed us. Three hours later we were alongside the Portuguese ship. They asked me in Portuguese, Spanish, and French who I was, but I couldn’t understand. There was a Scottish sailor who approached me, and I told him my story. On hearing this, all the sailors began to treat us very kindly. They took me and the boy and all our belongings on board. We were both extremely glad to be rescued, and we offered all our goods to the captain of the ship; but he kindly refused to accept them.</text:p>
      <text:p text:style-name="P3">The captain offered to buy our boat and to take the boy as a servant. I didn’t want to sell the boy’s liberty, especially since he had served me so well, but the captain said he would treat him fairly and set him free in ten years’ time if he turned Christian. The boy wanted to go with the captain, so I agreed.</text:p>
      <text:p text:style-name="P3">The ship was going to Brazil where we arrived twenty-two days later. The captain was very generous and bought almost all my belongings, including the skins of the leopard and the lion. In this way I had some money that I could use to trade. He even recommended me to a friend of his who had a sugar plantation. I liked Brazil and bought some land for myself.</text:p>
      <text:p text:style-name="P3">For the next two years I produced just enough to eat, but in the third year I finally planted some cane for trade. On one of his next travels back to England, the captain brought me some of the money I had left there.</text:p>
      <text:p text:style-name="P3">My plantation was growing and developing, and I was soon living very prosperously. After four years of living in Brazil I had learned the language and made friends among the other planters and merchants. I would often talk to them and tell them about the slave trade in Guinea.</text:p>
      <text:p text:style-name="P3"/>
      <text:p text:style-name="P3">Chapter 10</text:p>
      <text:p text:style-name="P3"/>
      <text:p text:style-name="P3">One morning three planters, who just like me needed more workers, came to me and asked me to join them on a secret journey to Guinea. If the expedition was successful, I would receive some new slaves. It was a fair proposition, and I started arranging the necessary documents. I made a formal will, leaving all my belongings, in case I did not return, to my friend, the captain.</text:p>
      <text:p text:style-name="P3">Looking back at it now, I regret returning to sea so rashly and leaving my comfortable life in Brazil. I went on board on the same date, the 1st of September that I had left my parents’ house in Hull eight years earlier. Our ship was very big, but carried only 17 men and six guns. It was loaded with goods for trade such as glass beads, mirrors, knives, scissors, and similar things.</text:p>
      <text:p text:style-name="P3">At the beginning of our journey the weather was very good, but very hot. In two weeks’ time a hurricane came upon us and was threatening our ship for the next twelve days. One man died of fever, and during the storm two men were washed overboard. After the hurricane passed, we saw that we had gone quite far from our original route and were instead close to the northern part of Brazil near the Orinoco River. The ship was so badly damaged that we could no longer go to Africa. The captain wanted us to go back and repair the ship, but I strongly disagreed with him. He and I went over the maps and decided that the best thing to do was to go to Barbados and repair the ship there.</text:p>
      <text:p text:style-name="P3">When we set out on this short trip, a second storm came upon us and drove us far out to sea. The next morning one of the sailors cried out, “Land!” and that very moment the ship ran aground in shallow water. We expected the ship to break apart at any moment because of the strong wind, so we all got into the small boat the ship carried. This was very dangerous because the eleven of us still alive crowded the boat, and it had no sail. We knew that we would crash into the shore because the wind was still very strong. </text:p>
      <text:p text:style-name="P3"/>
      <text:p text:style-name="P3">Chapter 11</text:p>
      <text:p text:style-name="P3"/>
      <text:p text:style-name="P3">We didn’t know what the shore was like or whether we could land on it. Suddenly, an enormous wave appeared and overturned the boat. I was covered with water and couldn’t breathe. I couldn’t see the others or the boat.</text:p>
      <text:p text:style-name="P3">Another wave carried me to the beach. I was half-dead with all the water I had taken in. I could hardly move, but I knew I had to go farther onto the land to prevent another wave from carrying me back into the sea. Before I could get to my feet another wave crashed upon me, and I was washed into the water. I couldn’t breathe for some time, but then the next wave threw me back onto the beach.</text:p>
      <text:p text:style-name="P3">As soon as I recovered, I got up and started running farther inland. Two more waves lifted me after that. The last one nearly killed me because I was thrown furiously against a cliff. The blow left me senseless. When I woke up, I decided to hold on to the rock until the storm went away. After a while I was able to climb on top of the high rock and sit down. There was no danger for me up there. I was saved.</text:p>
      <text:p text:style-name="P3"/>
      <text:p text:style-name="P3">Chapter 12</text:p>
      <text:p text:style-name="P3"/>
      <text:p text:style-name="P3">High on the rock I was safe and extremely happy that I had survived, but I was also thinking about my friends. I never saw any of them again. All I found on the beach afterward were three hats, a cap, and two shoes that didn’t match.</text:p>
      <text:p text:style-name="P3">The storm was still raging, but the waves weren’t as big anymore, and I could see the ship. It was so far from the land that I couldn’t stop wondering how on earth I had managed to reach the rocky shore alive.</text:p>
      <text:p text:style-name="P3">I looked around and noticed I had almost nothing. I was wet and had no other clothes. I had nothing to eat or drink and nothing with <text:soft-page-break/>which to defend myself if an animal attacked me. All I found in my pockets was a knife, a pipe, and a little box with tobacco. I was terrified. How could I possibly survive with only these three things? What if some beast found me during the approaching night?</text:p>
      <text:p text:style-name="P3">I moved from the rock to the land behind it, and from there I went to the beach. Before sunset I explored the shore while looking for some fresh water. I found some and after drinking, I chewed some tobacco instead of eating dinner. Then I made myself a club from a short stick because I was afraid I might be attacked by an animal.</text:p>
      <text:p text:style-name="P3">I decided to spend the night up in a tree. I picked a thick tree with thorns and climbed up to the top where I was going to sit up all night, but I was so tired that I fell asleep and woke up only the next morning. The sea was calm now. I was surprised to discover that the waves have moved the ship, and it was now very close to the rock where I had almost died last night. Since the ship was unmoving, I started considering how to reach it so I could retrieve all the useful objects that were still there.</text:p>
      <text:p text:style-name="P3">When I came down from the tree, I saw that the small boat was on the beach but quite far from me. I started walking toward it but there was deep water between me and that side of the beach, so I could not reach the boat. I decided not to waste any more time but to try to get to the ship first.</text:p>
      <text:p text:style-name="P3"/>
      <text:p text:style-name="P3">Chapter 13</text:p>
      <text:p text:style-name="P3"/>
      <text:p text:style-name="P3">Soon after noon the tide was low and I could walk closer to the ship. I noticed that it was stable and not damaged much which made me think that if we had stayed on it, we might all have survived the storm. It made me cry to think that this would have saved my friends. Instead, now I was all alone.</text:p>
      <text:p text:style-name="P3">When I calmed down I took off my clothes and swam to the ship. I did not see any way to get inside the big ship so I swam around it twice. The second time I spotted a rope hanging on one side. I used it to climb up and once on board I began to search for food and tools I could use. I was very lucky because I found all the food on the ship was dry. I went into the kitchen and filled my pockets with biscuits. I was eating them while exploring the other cabins.</text:p>
      <text:p text:style-name="P3">I also found a bottle of rum which I took with me. There was no other boat on the ship and I needed one to carry the food and tools to the shore. That is why I took some boards and made a raft. I discovered three big wooden chests and put them on my raft. The first one I emptied of all contents and filled with the bread, rice, cheese, meat and corn I had found. I came across some more bottles of alcohol which I also put on the raft. Then I noticed that the tide was getting high again and the clothes which I had left on the beach were already floating away. I was still on the ship so I looked for more clothes.</text:p>
      <text:p text:style-name="P3">What I needed the most was tools and so when I found the carpenter’s chest I was extremely happy. Next I looked for arms which I needed to protect myself and to hunt. I found 4 guns, 2 swords and 3 barrels of powder two of which were dry. Having loaded all this on my raft I started thinking how to get back to the shore. Just before I left the ship I found two saws, an axe, a hammer and two broken oars from the boat. I took them and used them to navigate the raft.</text:p>
      <text:p text:style-name="P3">The sea was smooth, the tide was rising and the wind was blowing towards the land. All this would naturally lead me to the shore, yet I noticed my raft wasn’t going straight back. This made me think there was a river nearby and if so, I could use it as a port.</text:p>
      <text:p text:style-name="P3">Soon I found the river and guided my raft in the middle of it. I did not know the coast so my raft got stuck. Everything on it slipped to the edge and I almost lost it. I had to hold up the chests with all my strength for half an hour before the tide was high enough to set the raft floating again.</text:p>
      <text:p text:style-name="P3">I went further into the river but I could not find a place to land because the shore was very steep. I decided to wait for the tide to lift me up again. It wasn’t long before I managed to step on the beach. I propped the oars on the two sides of the raft to keep it still and went to look for a place where I could stay.</text:p>
      <text:p text:style-name="P3"/>
      <text:p text:style-name="P3">Chapter 14</text:p>
      <text:p text:style-name="P3"/>
      <text:p text:style-name="P3">I was now exploring this part of the beach, looking for a hiding place for my belongings. I saw a steep hill nearby and taking a gun and some powder, I started walking towards it. Once on top, I saw that I was on an island. There were some rocks in the distance and two smaller islands nearby. I couldn’t see any sign of people on my island, only wild beasts. On the way back to the raft I saw many birds I didn’t recognize. I killed one but I did not even know whether I could eat it. It turned out the meat wasn’t good.</text:p>
      <text:p text:style-name="P3">I went back to the raft and spent the rest of the day dragging the chests and my other discoveries farther into the land. I had to make myself a safe place for the night because I was afraid of being attacked by animals at night. I made a kind of a hut from the chests and the boards of the raft. While working I was thinking that I have to go back to the ship again. I had to get everything useful which was on it because the first storm might break it into pieces.</text:p>
      <text:p text:style-name="P3">The next day I left my clothes in the hut and swam back to the ship. On board I made a second raft, which I then loaded with many valuable things. I found a couple of bags with nails, as well as other tools. There were also 7 guns, bullets for them, and some more powder. I remembered to take all the clothes I could find. There was also a hammock and some beds which I thought might come in handy for me.</text:p>
      <text:p text:style-name="P3">I brought all this safely on shore and when I returned to the small hut I saw that all my belongings were untouched. There was only a wild cat sitting on top of one of the chests but it ran away when I approached. I threw the cat a small piece of biscuit. The cat ate it and <text:soft-page-break/>stayed around expecting some more but I could not spare anymore so eventually it went away.</text:p>
      <text:p text:style-name="P3">It was getting late, so I made a small tent and brought everything that could be spoiled by rain or sunshine in it. Then I arranged the empty chests around it in a circle. I hoped this would protect it from an unexpected attack. After that I went inside and blocked the door with boards from the raft. I spread one of the beds on the ground, placed three guns next to my head and, exhausted from all the work I had done, I fell asleep almost immediately. </text:p>
      <text:p text:style-name="P3"/>
      <text:p text:style-name="P3">Chapter 15</text:p>
      <text:p text:style-name="P3"><text:s/></text:p>
      <text:p text:style-name="P3">From then on I would go to the ship every day. In this way I brought many useful tools and objects. The third time I went I brought as many of the ropes and sails as I could carry. Some days after I made another happy discovery on board the ship when I found more bread, rum, sugar and some fine flour. All of this I brought back with me to the little fortification on the beach.</text:p>
      <text:p text:style-name="P3">When I went to the ship the next day I started cutting cables. I made another raft and loaded it with pieces of iron and cables but it overturned just when I was reaching the land. I lost the iron parts but managed to recover some of the cables when the tide was low again.</text:p>
      <text:p text:style-name="P3">I have now been on that island for thirteen days and I have gone to the ship eleven times. The twelfth time I discovered a drawer full of razors, scissors, knives and forks. There were also some coins from Europe and Brazil there. I knew the money was worthless now, but still I took it. Meanwhile the sky was getting dark, clouds were gathering and the wind was getting stronger. I knew it was no use making a raft when a storm was approaching so I swam back to the shore. That night the wind was blowing fiercely but I was safe inside my little tent.</text:p>
      <text:p text:style-name="P3">The next morning the ship was gone. </text:p>
      <text:p text:style-name="P3"/>
      <text:p text:style-name="P3">Chapter 16</text:p>
      <text:p text:style-name="P3"/>
      <text:p text:style-name="P3">I knew I had to make myself a better fortification where I would be more comfortable, but more importantly, I would be safe. I considered looking for a cave or making a bigger tent but in the end I decided to do both. I needed a place which was close to fresh water, which was sheltered from the heat of the sun, and was easy to protect from both men and animals. Last but not least, it had to have a view of the sea so I could easily spot a ship passing nearby.</text:p>
      <text:p text:style-name="P3">I found a little plain next to a steep hill and decided to pitch my tent there. The hill would protect me from one side and I would build a fence on all other sides. I used the cables from the ship to tie strong sharp stakes together. There was no door, but I was using a short ladder to go over the fence, which I would then take with me inside the fortification.</text:p>
      <text:p text:style-name="P3">I brought all my belongings inside and made two tents – a bigger one from the hill to the fence and a small one inside it. I needed the bigger one to protect the powder and the food from the torrential rains. I was going to live in the smaller one where I had brought the hammock and was using it instead of a bed.</text:p>
      <text:p text:style-name="P3">When I had finished with the tents, I started digging at the bottom of the hill. I was bringing the stones and earth I would get from there to the fence. In this way I made a terrace on the inner side of the fence. The hole at the bottom of the hill I intended to use as a cellar.</text:p>
      <text:p text:style-name="P3">One day I was still working on the cave when a storm appeared. There was lightning, followed by a deafening thunder. It crossed my mind that a single lightning bolt falling on one of the barrels with powder could destroy everything I’ve done and even kill me. I was terrified. As soon as the storm went away I opened the barrels and started dividing the powder into bags and pouches, boxes and parcels, which I then hid in the rocks. As I had a lot of powder, this took me two weeks.</text:p>
      <text:p text:style-name="P3">Meanwhile, I went hunting every day. It was a break from the hard work and it provided me with meat. I also familiarized myself with the island and its inhabitants. I discovered goats and killed one. It had a little kid by it which followed me when I took its mother. I was hoping I could tame it but it would not eat so I had to kill it as well. </text:p>
      <text:p text:style-name="P3"/>
      <text:p text:style-name="P3">Chapter 17</text:p>
      <text:p text:style-name="P3"/>
      <text:p text:style-name="P3">Some days I was very sad because I felt living on this island alone was meaningless. I would often walk along the beach regretting my choice to travel by sea. What was keeping me was the thought that I was saved in the great storm which killed my friends and I should be thankful for that. Then I would remind myself how lucky I had been to take all the tools, food, clothes and guns from the ship, for without them I would hardly have survived a week.</text:p>
      <text:p text:style-name="P3">I decided to make a big cross and set it on the shore where I first set foot on this island. I wrote on it that I had arrived here on the 30th of September 1659. I wanted to keep track of time so I would make a small cut in the cross to mark every day. The seventh cut was longer to mark the end of the week. The beginning of each month was also a longer cut.</text:p>
      <text:p text:style-name="P3">Later on while opening the chests and other boxes which I had brought from the ship I discovered pens, ink, paper, compasses, maps and books. I had also taken the two cats we had on board the ship with me. There was also a dog on our ship. It swam after me the very first day I went to the ship and followed me everywhere after that. I was very happy to have the animals as companions, but I only wished <text:soft-page-break/>they would speak to me!</text:p>
      <text:p text:style-name="P3">It took me a year to finish making my small fortification as it was very hard work. Meanwhile I was thinking a lot about my condition and to relieve my mind from all my dark thoughts I made a list of all good and bad things that had happened to me.</text:p>
      <text:p text:style-name="P3">First of all, I was sorry for myself because I was all alone on this island and had little hope of ever going back to civilization. On the other hand, I was saved and did not die in the storm which killed my friends. I was alone on the island but I was not starving. I did not have any good clothes, but the weather was such that I hardly needed any. My only sorrow was having no one to talk to, but I was saved and could take care of myself.</text:p>
      <text:p text:style-name="P3">This list helped me realize that all bad things come with something good in them.</text:p>
      <text:p text:style-name="P3"/>
      <text:p text:style-name="P3">Chapter 18</text:p>
      <text:p text:style-name="P3"/>
      <text:p text:style-name="P3">I continued improving my little house. I made a wall of earth behind the fence and once it was as high as the fence, I put boards on it. I also kept on digging into the rock and when I realized there were no wild beasts on the island I made the cave larger. Bigger space in the rock allowed me to store all my belongings in some order.</text:p>
      <text:p text:style-name="P3">Then I proceededR to make myself some furniture. I badly needed a chair and a table for my accommodation. I used the boards from my rafts and the ship to furnish myself with these two commodities. Next I made shelves inside the cave. I arranged my tools on them. My clothes and guns were hanging there as well.</text:p>
      <text:p text:style-name="P3">I was very pleased with my work. The cave was comfortable now, everything was in order and I could easily find whatever I needed.</text:p>
      <text:p text:style-name="P3">It was then that I decided to start a journal. I would describe my daily activities in it. It would do me good to put my thoughts to paper. I started by writing down my experiences from the very first day on the island. I continued describing how I spent my time after that and kept on doing this every day until I ran out of ink.</text:p>
      <text:p text:style-name="P3"/>
      <text:p text:style-name="P3">Chapter 19</text:p>
      <text:p text:style-name="P3"/>
      <text:p text:style-name="P3">This is my journal.</text:p>
      <text:p text:style-name="P3"/>
      <text:p text:style-name="P3">September 30th, 1659</text:p>
      <text:p text:style-name="P3">My name is Robinson Crusoe and I have shipwrecked on this island, which I have named “The Island of Despair”. Everyone else who was on the ship with me drowned and I am left here all alone.</text:p>
      <text:p text:style-name="P3"/>
      <text:p text:style-name="P3">October 1st</text:p>
      <text:p text:style-name="P3">In the morning I saw that the ship is closer to the land than before. I swam to it and started bringing things to the beach. I kept doing this every day of October.</text:p>
      <text:p text:style-name="P3"/>
      <text:p text:style-name="P3">October 25th</text:p>
      <text:p text:style-name="P3">It rained a lot and the ship broke to pieces. I could no longer take things from it.</text:p>
      <text:p text:style-name="P3">The end of October I spent building my fortification. On the last day of the month I explored the island and killed a goat with its kid.</text:p>
      <text:p text:style-name="P3">The first couple of days of November I spent arranging the chests and boards I have taken from the ship as a fence around my tent.</text:p>
      <text:p text:style-name="P3"/>
      <text:p text:style-name="P3">November 4th</text:p>
      <text:p text:style-name="P3">I decided to make a schedule in order to organise my time better. Every morning I walked for a few hours, then worked until 11, had lunch, took a nap between 12 and 14, and continued working until the evening.</text:p>
      <text:p text:style-name="P3">That same day I started making a table, which took me longer than expected. I finished it the next evening. </text:p>
      <text:p text:style-name="P3"/>
      <text:p text:style-name="P3">Chapter 21</text:p>
      <text:p text:style-name="P3"/>
      <text:p text:style-name="P3">January 1st</text:p>
      <text:p text:style-name="P3">I explored the island and found more goats in the valleys in the center of the island. The animals were very shy, which made it difficult to approach them. Still, I decided to try to tame a few when I got the chance. The next day I returned with my dog, but they all attacked him, so I did not have much success.</text:p>
      <text:p text:style-name="P3">I spent the period between January and April working on my fence. It took me a long time because I wanted to make it very thick and strong. Meanwhile I found pigeons on the island. They weren’t nesting in the trees, but in holes of the rocks. This made them easy to capture and their meat was good. This is what I was surviving on while working on my fortification.</text:p>
      <text:p text:style-name="P3">I soon found myself missing many commodities. For example, I badly needed candles. Without them I had to stop work at 7 which was the time when it was getting dark on the island. I tried using goat fat instead of wax, but this did not work out well and the light wasn’t very strong.</text:p>
      <text:p text:style-name="P3"><text:soft-page-break/>While cleaning and arranging my fortification, I found a small bag. There used to be corn inside, but now there were only some leaves and dust at the bottom of it. I emptied it outside my fortification because I needed the bag for gunpowder. This was just before the rains and about a month later I was surprised to find a few green leaves growing there. It turned out to be barley.</text:p>
      <text:p text:style-name="P3">Next to it there was another familiar plant – rice. I remembered emptying another bag at that place. Words cannot express how happy I was to discover these plants growing just outside my door.</text:p>
      <text:p text:style-name="P3">It was mid-April when I finally finished building my fortification. There was no door because I had decided to use a ladder to climb over the wall. This way there was no sign of anyone living there at all.</text:p>
      <text:p text:style-name="P3"/>
      <text:p text:style-name="P3">Chapter 22</text:p>
      <text:p text:style-name="P3"/>
      <text:p text:style-name="P3">On April 16th I was inside my house when I felt pieces of earth falling from the roof of my cave. I was frightened and thought all my efforts would be lost again. I ran outside the cave. Suddenly I noticed that the ground was shaking everywhere. It was an earthquake!</text:p>
      <text:p text:style-name="P3">I was paralyzed with fear. I felt sea-sick as if I were on a ship. All of a sudden a large rock fell into the coastal waters with a terrible splash.</text:p>
      <text:p text:style-name="P3">Although the earthquake was soon over, I was afraid to go inside the fortification. I was sitting on the ground in front of my house still very much upset and scared to enter. I did not even notice it was getting cloudy and the wind was getting stronger. A terrible storm was approaching.</text:p>
      <text:p text:style-name="P3">There were enormous waves in the sea and on the ground trees were torn up by their roots. This lasted for three terrifying hours. Then a heavy downpour began.</text:p>
      <text:p text:style-name="P3">I thought that the storm and the rain were the consequences of the earthquake, so I gathered courage and went back inside my fortification. This started me thinking about moving my tent to an open space where there was less risk of being buried alive during an earthquake. I was scared the cave might fall down the very next time the ground starts to shake again. I decided to make a hut on a plain. For protection, I would surround it by a wall.</text:p>
      <text:p text:style-name="P3">I spent the end of April trying to prepare and sharpen the tools I would need for building the hut.</text:p>
      <text:p text:style-name="P3"/>
      <text:p text:style-name="P3">Chapter 23</text:p>
      <text:p text:style-name="P3"/>
      <text:p text:style-name="P3">On June 16th I found a large turtle on the beach. I cooked it and its meat turned out to be delicious.</text:p>
      <text:p text:style-name="P3">In the last week of June I fell sick. I had a fever and I couldn’t get out of bed. I was very afraid. I had horrible nightmares because of the fever, I was very weak, and could not get food or water.</text:p>
      <text:p text:style-name="P3">A few days later when I felt a bit better I looked through my belongings and found a few green leaves of tobacco. I chewed some of them and put some in rum, which I then drank. Soon I was feeling better.</text:p>
      <text:p text:style-name="P3">On July 3rd I was well again. The next ten days I spent walking around the island. This exercise improved my health. When I felt strong again, I decided to explore the whole island. I found new plains and meadows where I saw some tobacco plants among other unknown ones. The next day I found melons and grapes. I dried and preserved the grapes as raisins.</text:p>
      <text:p text:style-name="P3"/>
      <text:p text:style-name="P3">Chapter 24</text:p>
      <text:p text:style-name="P3"/>
      <text:p text:style-name="P3">Soon I found cocoa trees. There were also orange, lemon and citron trees on the island which I had not noticed before. I made a pile of the fruits I gathered and returned to my house to get a bag for them. When I returned I found the fruits scattered. Some were eaten, some were stepped upon. I concluded from this that there are some wild beasts around.</text:p>
      <text:p text:style-name="P3">Still, I liked that fruitful valley and I began thinking about moving my tent there. Then I remembered that the beach was far away from that valley and I would not see if any ship passed by. Instead of settling there, I decided to build another house there, which I would visit from time to time.</text:p>
      <text:p text:style-name="P3">I made a small hut, and then surrounded it with a double fence. Again I was using a ladder to go in and out of it. This whole business took me the whole of July and the beginning of August.</text:p>
      <text:p text:style-name="P3">It was then that the rainy season started and continued until the middle of October. I was mostly inside my fortification during this time. Confined indoors, I started expanding the cave again until I came out the other side of the hill. I made a hole there and now I had a door for my house.</text:p>
      <text:p text:style-name="P3">Meanwhile one of my cats had disappeared and now returned with three little kittens. Taking care of them, I was indoors that season, eating what I had gathered before. I went hunting only a few times. I killed a goat and once I found a large tortoise. I was surviving on this meat and on the raisins which I had dried before.</text:p>
      <text:p text:style-name="P3"/>
      <text:p text:style-name="P3">Chapter 25</text:p>
      <text:p text:style-name="P3"/>
      <text:p text:style-name="P3">September, 30th</text:p>
      <text:p text:style-name="P3"><text:soft-page-break/>I have been on this island for a year now. I noticed my ink was running out, so I dropped writing in the journal every day.</text:p>
      <text:p text:style-name="P3">After the rains ended I returned to my valley hut to find the branches in the fence all green, with new leaves growing all over them. This was not only beautiful but also useful to me because soon my hut was covered entirely and was hardly visible. The leaves kept shadow over it and it was very pleasant to stay in there during the dry season. I liked it so much that I decided to make a fence from the same branches around my first fortification as well.</text:p>
      <text:p text:style-name="P3">With the end of the rainy season I thought now was the right time to sow the barley and rice grains from the stalks outside my house. I was cautious so I only sowed two-thirds of the grains. This was fortunate because none of these grains came up as the next couple of months were extremely dry. I planted the rest of the seeds I had just before the next rainy season and they came up alright.</text:p>
      <text:p text:style-name="P3">This experience made me notice that there are two rainy and two dry seasons on the island. With this in mind, I could now plan when to sow grains.</text:p>
      <text:p text:style-name="P3">Soon I realized I needed baskets. I cut branches from the same tree which I used for both my fences. After drying these branches, I used them to make baskets.</text:p>
      <text:p text:style-name="P3">When I finished that, I decided to take another, longer trip around the island. This time I could take more food with me, now that I had the baskets.</text:p>
      <text:p text:style-name="P3">After I had passed the valley where my hut was, I went down the beach. It was then that I saw land far out at sea. It must have been a bigger island or even the continent of South America. </text:p>
      <text:p text:style-name="P3"/>
      <text:p text:style-name="P3">Chapter 26</text:p>
      <text:p text:style-name="P3"/>
      <text:p text:style-name="P3">After this discovery, I continued exploring the island and found pleasant savannah fields. I also discovered that there were many parrots, hares and foxes at this side of the island. I even caught one parrot and took it with me. There were also numerous turtles, tortoises and birds, including penguins. This part of the island was more pleasant and there was more food but I did not want to move my fortification.</text:p>
      <text:p text:style-name="P3">I kept on wandering, but I got lost and it took me a few days to find my way back to the beach where I had seen the land at the distance. From there I knew how to get home again.</text:p>
      <text:p text:style-name="P3">On the way back my dog captured a young kid which I saved and took with me. I was determined to breed tame goats and now I was offered another chance. I left the kid in the hut until I prepared a space for it in my fortification.</text:p>
      <text:p text:style-name="P3">I was so tired from the trip that on my return I relaxed for a few days. I made a cage for the parrot and brought home the kid, which was very tame by now.</text:p>
      <text:p text:style-name="P3"/>
      <text:p text:style-name="P3">Chapter 27</text:p>
      <text:p text:style-name="P3"/>
      <text:p text:style-name="P3">The year had passed so quickly and soon it was September again. I have been on the island two years now. I was no longer as sad and desperate as I was immediately after the shipwreck. I had grown to accept my destiny and was thankful for being well and alive.</text:p>
      <text:p text:style-name="P3">I still kept my daily schedule. I was hunting in the morning, cooking at lunchtime, relaxing in the afternoon when it was the hottest, and working in the evening. My work was still difficult and time-consuming. For example, it took me 42 days to make a shelf out of a big board.</text:p>
      <text:p text:style-name="P3">In the months of November and December I was occupied with my crop of rice and barley. The goats and the wild hares were eating the stalks of both as soon as they came up. I risked losing all of it, so I quickly made an enclosure around the place where I had sown the rice and barley. I would also tie my dog there to guard my crops at night.</text:p>
      <text:p text:style-name="P3">Soon the stalks were tall, but then another danger appeared. Birds of all kinds started eating the grains. I shot some and kept an eye on my crops until the rest of the birds were gone. At the end of December I reaped my first crop. I did not have any tools to cut it properly, clean or grind the grains, so I decided to leave it all for seed.</text:p>
      <text:p text:style-name="P3">Meanwhile I began preparing the tools I would need in a year’s time. I spent the next rainy season doing this and I also taught the parrot to say its name, Poll.</text:p>
      <text:p text:style-name="P3">I realized I needed earthen pots to keep the grain. I looked for clay around the island. I found some and after two months of experiments I succeeded in making two large jars. To protect them better I put them in wicker baskets and placed rice and barley straws between the basket and the clay pot. This way I furnished myself with pots for the grains.</text:p>
      <text:p text:style-name="P3">Now that I knew how, I continued making myself small pots, plates, pitchers. One day, quite by accident, I found a broken piece of one of my pots in the fire. The heat had turned it as hard as stone and as red as a tile.</text:p>
      <text:p text:style-name="P3">I used this observation and placed several pots one upon the other. Then I set fire around them. After a few hours they were all very hard and the bottom one was even glazed, because the sand under it had melted and turned into glass.</text:p>
      <text:p text:style-name="P3"/>
      <text:p text:style-name="P3">Chapter 28</text:p>
      <text:p text:style-name="P3"/>
      <text:p text:style-name="P3">I still felt an acute need for so many tools and facilities. For example, I needed an instrument to grind the grains and I chose a big block of hard wood for that. To make bread out of the ground grains I also needed a sieve. I used seamen’s clothes for that and although far from perfect, I managed to make three small sieves which served me well for a couple of years.</text:p>
      <text:p text:style-name="P3">I kept making clay pots. I found a way to make myself something which resembled an oven. I made big earthen plates and would put the bread loaf between them, then cover them all with hot embers. This is how I made my first bread on the island. It was in the third year of my shipwreck.</text:p>
      <text:p text:style-name="P3">From time to time I was still thinking of running to the beach and waiting for a ship to pass by. Yet, I did not know whether my condition might not be worse in that case. What if I was captured by cannibals?</text:p>
      <text:p text:style-name="P3">One day I remembered that my ship’s boat was still at the beach where the storm had left it. I went to look for it. When I did, I tried to turn it the right way, but it was buried in sand. I spent a month doing this, but it was useless. I could not even move it. I could not turn or repair it properly. I left the boat there, but my desire to go sailing was just as strong as before.</text:p>
      <text:p text:style-name="P3">I was contemplating whether I could make myself a canoe out of some great tree. I found a big one, cut it and carved it. Then I cut out the inside and burned it until I reached the desired shape. It was only then that I discovered that I had no way of moving it out of the forest and into the beach. It was to my greatest disappointment that I had to leave it there. I was a fool. It took me nearly half a year to make the canoe and the thought of how I was going to launch it in water never crossed my mind once.</text:p>
      <text:p text:style-name="P3">I tried everything to move the canoe. I even considered digging a canal from the beach to where the canoe lay, but it was all useless. There was a hill between them and it would have taken me many years to dig the canal through the hill and push the canoe in it. Eventually I gave up on the canoe and left it there as a reminder to myself.</text:p>
      <text:p text:style-name="P3"/>
      <text:p text:style-name="P3"><text:soft-page-break/></text:p>
      <text:p text:style-name="P3">Chapter 29</text:p>
      <text:p text:style-name="P3"/>
      <text:p text:style-name="P3">Halfway through my work on the canoe, my fourth year on the island passed. I was removed from the world, yet I had enough to live on and I was content.</text:p>
      <text:p text:style-name="P3">Some changes had occurred in that time. I had run out of ink completely and my clothes were decaying with use.</text:p>
      <text:p text:style-name="P3">Instead I began using the skins of the animals I had killed. I made myself a cap and a pair of clothes entirely out of those skins. They kept me cool in the heat and preserved me from the heavy rain. But the clothes weren’t enough. I also needed an umbrella for the same purposes. It took me a while but I succeeded in making one.</text:p>
      <text:p text:style-name="P3">I continued living like that for the next 5 years. Nothing curious happened in that time. I kept on planting barley and rice. I continued drying grapes to make raisins. All my activities remained the same.</text:p>
      <text:p text:style-name="P3">It was some time after that I made myself another canoe. It was smaller and easier to move. Although it was ready and set in water, I could not use that canoe to go in the ocean. It could only serve me to travel around the island with it. Before I made a sail, I had put food, water and tools in it to prepare for the trip ahead.</text:p>
      <text:p text:style-name="P3">It was the 6th of November on the sixth year of my stay on the island that I started this voyage. I faced danger as soon as I set out. I had to go round some rocks far out at sea, and then struggle against a very strong underwater current, but I finally managed to continue my trip round the island.</text:p>
      <text:p text:style-name="P3">Finally I found a small river going further into the land where I harboured my boat and went to explore this side of the island on foot. It was not far from where I had been on my previous journey. I even succeeded in finding my way back to my hut, where everything was just as I had left it. I was so tired from the trip that I fell asleep and was woken up by someone calling my name:</text:p>
      <text:p text:style-name="P3">“Robin Crusoe, where are you? Poor Robin!”</text:p>
      <text:p text:style-name="P3">I was terrified at first, but then I saw my parrot Poll on top of the hedge. He had learnt the phrases I had repeated to myself so many times. Now he was saying them with the same intonation I had used. I was surprised to find the parrot here, because I had left it in the fortification. Still, I was happy to hear someone talk to me.</text:p>
      <text:p text:style-name="P3">I left the boat there and returned home with the parrot. </text:p>
      <text:p text:style-name="P3"/>
      <text:h text:style-name="P10" text:outline-level="2">Chapter 30</text:h>
      <text:p text:style-name="P6"/>
      <text:p text:style-name="P6">I did not take such long trips for a year and was staying in my fortification most of the time. I kept on making wooden tools and clay pots. I even devised a way to make pots with a wheel, which made my work much lighter. I also figured out how to make a tobacco pipe, which to be fair, I missed a lot ever since I was shipwrecked on the island. With time I got better at making baskets. </text:p>
      <text:p text:style-name="P6">I noticed my gunpowder had diminished significantly. I was worried I wouldn’t be able to kill any more goats once it was gone. The kid I tamed had grown old, but I did not have a chance to tame a male one, so the female died of old age. I did not have the heart to kill it. </text:p>
      <text:p text:style-name="P6">It was eleven years since I first set foot on this island and all this time I was using gunpowder to provide myself with meat. Now I thought of finding some other way to supply myself with food and spare what was left of the ammunition. I made traps and pitfalls and although I did not succeed at first, eventually I caught a male goat in one pit and three young ones in the other. They were one male and two females. I let go of the old goat, but took the kids with me.</text:p>
      <text:p text:style-name="P6">I had to make an enclosure for them because I feared they might run away with the wild ones once they matured. It took me three months, but I made a hedge around a suitable space where there was plenty of grass and water for them. Meanwhile the kids had become very tame and were eating out of my hand. In a year and a half’s time I had a small flock of twelve goats, and in three years’ time I had more than forty goats.</text:p>
      <text:p text:style-name="P6">This way I was supplied with milk and meat. I experimented several times and at last I managed to make cheese and butter. My table was full now and I was surrounded by animals. I had my old dog, cats, goats and Poll, my parrot. </text:p>
      <text:p text:style-name="P6">The only thing I still missed was someone to talk to. </text:p>
      <text:h text:style-name="P10" text:outline-level="2">Chapter 31</text:h>
      <text:p text:style-name="P6"/>
      <text:p text:style-name="P6">I was uneasy and wanted to go to that part of the island where the dangerous water currents ran. One day I set out to reach that part of the island. On the way there I thought to myself how ridiculous I must have appeared in the eyes of an Englishman. I had a big hat, a short jacket and knee-length trousers all made out of goatskin. I did not have socks or shoes but had used some laces and tied some goatskin around my feet. I had two belts – one for the sword and knife, and one for the gunpowder. On my back I had a basket. I also carried a gun on my shoulder and an umbrella made out of goatskin above my head. My beard and moustaches were pretty long. I realized I was looking very unusual from <text:soft-page-break/>what I used to wear years ago.</text:p>
      <text:p text:style-name="P6">One day, about lunchtime, I was walking on the beach going to check on my boat when I came across something surprising. I saw the mark of a human footstep on the sand. I looked around but I could not see anyone. I was terrified. I hurried back to my fortification and fastened the door. I was so scared I could not sleep that night. Why was there no boat? Why were there no more footprints? I was horrified and started thinking that perhaps I had imagined it all. After a while I decided that it must be the step of one of the savages who probably inhabited the islands around. I began to worry whether they had seen my boat and were now preparing to attack me. </text:p>
      <text:p text:style-name="P6">Then I convinced myself that maybe I had seen the mark of my own foot and I had been a fool to get scared by it. This realization made me feel more confident and after 3 days of hiding I finally left my fortification. I milked the goats and then, once I had gathered courage, I went to see the footstep again. When I approached I saw that it was very unlikely that I had passed that way when going to my boat. Moreover, the step was much bigger than the size of my foot. It was impossible that the step was mine. </text:p>
      <text:p text:style-name="P6">I got scared again. That night I considered letting all my animals into the wild, destroying my crops and my summer house so that no trace of human habitation is left on the island. I was so afraid that I could not fall asleep the whole night. On the morning I finally dozed off and when I woke up my head was clear. Now it did not seem that strange that there should be people on the islands around. Perhaps they come to the shore of my island occasionally or now the wind carried them this way for the first time. I remembered that for the fifteen years I had been on the island I had never seen another human being or discovered any signs of a settlement here. This calmed me down.</text:p>
      <text:h text:style-name="P10" text:outline-level="2">Chapter 32</text:h>
      <text:p text:style-name="P6"/>
      <text:p text:style-name="P6">Still, I took precautions for my safety. I made another wall around my fortification and left holes through which I could easily fire several guns if attacked. In two years’ time I had such a strongly fortified house surrounded with walls and thick trees that no one could come near me.</text:p>
      <text:p text:style-name="P6">I was also concerned for my flock of goats. I divided the animals and built a small enclosure in another part of the island. It took me lots of time and effort, but in the end my animals were safe from any unexpected attack. </text:p>
      <text:p text:style-name="P6">It was now two years since I had seen the footstep on the beach. One day as I was walking towards the shore I thought I saw a boat in the distance. I could not be sure, so I just continued my walk. It was then that I came across something terrifying. The whole beach was covered with human remains. Skulls, hands and feet were scattered all over the place and there was a black circle where a fire must have been set up. I was sick and threw up at the horrible sight.</text:p>
      <text:p text:style-name="P6">Terrified and disgusted, I went back to my fortification and again considered what to do. I decided to give up going out at sea with my boat because the cannibals could capture me. I also stopped firing guns for I feared being discovered by the sound. Every time I went out of my fortification I carried pistols and a gun to protect myself in the case of a sudden attack.</text:p>
      <text:h text:style-name="P10" text:outline-level="2">Chapter 33</text:h>
      <text:p text:style-name="P6"/>
      <text:p text:style-name="P6">Soon I started thinking how I could kill some of the cannibals and save their victims if I could. If that was not possible, at least I could frighten them so they would never come nearby again. I began looking at that side of the island where I had first seen the human footprint. I wanted to find a hiding place for myself and prepare it for the attack. </text:p>
      <text:p text:style-name="P6">Then I changed my mind and thought it was unreasonable to fight them since they had not done any harm to me. Eventually I gave up the preparations altogether and decided to act only if they attacked me first. </text:p>
      <text:p text:style-name="P6">For a whole year I was hiding my traces as well as I could. I put away my boat and removed every sail and other equipment from it. I kept myself occupied with my animals and crops, but I was very careful. I was afraid to make loud noises and I was very anxious every time I made a fire in case the smoke could be seen from a distance.</text:p>
      <text:p text:style-name="P6">Once when I was cutting some branches I discovered a hollow place which on further inspection appeared to be a small cave. I went inside it but as soon as my eyes grew comfortable with the darkness I noticed two bright eyes looking at me. I jumped outside, scared to death. In bright daylight I gathered courage and went in again but then a loud sigh scared me out again. It sounded as if there was someone injured inside. The third time I lit a torch and went in to discover an old goat dying in the cave. </text:p>
      <text:p text:style-name="P6">I returned to the cave the next day to find that the goat had died. I explored the place and found it very safe. It would make a convenient hiding place near the beach. That is why I brought some of my guns and some powder there. </text:p>
      <text:p text:style-name="P3"/>
      <text:h text:style-name="P10" text:outline-level="2"><text:soft-page-break/>Chapter 34</text:h>
      <text:p text:style-name="P6"/>
      <text:p text:style-name="P6">Twenty-three years had passed since I set foot on this island. Now I was living comfortably and had many creatures to keep me company. Poll was repeating my name very pleasantly. I had two more parrots after Poll and I had taught all of them to pronounce my name. </text:p>
      <text:p text:style-name="P6">My dog had died in the 16th year of our stay on the island, but the cats had multiplied. I was still keeping three of them as well as a few kids around me. I had caught and tamed some seabirds and they were also living in my fortification. </text:p>
      <text:p text:style-name="P6">It was the last month of my 23rd year on the island when, as I was walking to my fields early one morning, I saw fire on the shore. It was on my side of the island, away from the place where I had found signs of savages before.<text:line-break/>I immediately returned to my fortification and loaded all guns. Despite all this, I was impatient, so I took my telescope and went close to the beach. I hid myself and observed them. I saw 9 naked savages who had come with 2 canoes. It seemed that they were waiting for the tide to leave the island.</text:p>
      <text:p text:style-name="P6">As soon as they left I went to the shore and found out that there had been 3 more canoes I had not seen. The beach was littered with flesh and bones again. This made me sick and angry and I resolved to kill as many of them as I could the next time I saw them. They did not return for another 15 months. In May the following year I saw them again and it was a good occasion to intervene and fight them.</text:p>
      <text:p text:style-name="P6">Meanwhile something else happened that disturbed my routine. One evening I was startled out of my ordinary activities by the sound of a gunshot at sea. I had just got out of my house when I saw a flash coming from the sea. A second gunshot followed. It crossed my mind that this must all be coming from some ship in danger asking for help. I gathered all the dry wood I could find around and ran to the beach where I made a big fire. They saw me and fired again. I kept the fire until the morning but there was no sign of them. </text:p>
      <text:p text:style-name="P6">As the day broke, I saw something far away at sea. I thought they must have anchored there, but when I looked again from the top of a hill I saw that there were only wrecks left of the ship. It had been destroyed on the rocks where the strong underwater currents ran. </text:p>
      <text:h text:style-name="P10" text:outline-level="2">Chapter 35</text:h>
      <text:p text:style-name="P6"/>
      <text:p text:style-name="P6">I longed so much to see one of the sailors on the beach. I would have given everything to talk to another human being again. I did not know if the people on the ship had survived or not. </text:p>
      <text:p text:style-name="P6">A few days later I found the corpse of a drowned boy on the beach, but I could not guess his nationality from his clothes. I found a tobacco pipe in his pockets, though, and this was very valuable to me.</text:p>
      <text:p text:style-name="P6">I took my boat and decided to go to the shipwreck to see if there was any creature still alive on board. I observed the currents and chose the least dangerous way. The next morning I was ready and reached the wreck in less than 2 hours.</text:p>
      <text:p text:style-name="P6">The ship seemed Spanish by construction, but was completely destroyed. When I went closer, a dog appeared on the deck and I fed it bread and water because it was starved and extremely thirsty. I found only two dead men on the ship, but there was so sign of anyone else. </text:p>
      <text:p text:style-name="P6">There were several chests and big casks of some alcohol, but the latter were too heavy to move. When I searched around I found another, smaller cask of liquor which I managed to pull to my boat. I also found guns and gunpowder. I left the weapons because I had plenty of them, but I took the powder and some other useful things I found on board. </text:p>
      <text:p text:style-name="P6">In the evening I returned to the island and spent the night in the boat. The next morning I decided to bring all I had found to my cave instead of taking it to the fortification. Once they were there, I opened the chests and found more liquor in them. There was also meat, some shirts and handkerchiefs, as well as gold and other treasures. </text:p>
      <text:p text:style-name="P6">In the last chest I found some very fine gunpowder which was of great value to me. On the island, it was much more valuable than any money or precious metals. There was something else which I needed just as badly as powder and that was shoes. I had taken the shoes off the feet of the two drowned men on board the ship and I found two more pairs in one of the chests.</text:p>
      <text:h text:style-name="P10" text:outline-level="2">Chapter 36</text:h>
      <text:p text:style-name="P6"/>
      <text:p text:style-name="P6">After I had secured all my new possessions in the cave, I hid the boat again and went back to my fortification. I returned to my previous life, only I was more vigilant and attentive than before. </text:p>
      <text:p text:style-name="P6">Time was passing and I was often thinking about the people I had seen on the beach. I was wondering whether I had any <text:soft-page-break/>chance of survival if I went to sea with my boat. These thoughts were always in the back of my mind, day and night. </text:p>
      <text:p text:style-name="P6">It was one night in March when I dreamed that 2 canoes with savages had landed on the beach. One of their victims ran away and came towards my fortification where I saved him and he knelt to me and became my servant. He helped me navigate out of the dangerous currents around the island.</text:p>
      <text:p text:style-name="P6">I woke up, but this was all stuck in my mind. I realized that if I had a savage to help me I might be able to escape from the island and reach the continent. Perhaps I could save one of the victims brought to this island to be eaten. I made up my mind to look out for the savages and for the next year and a half I would go daily around the beach, hoping to see canoes.</text:p>
      <text:p text:style-name="P6">This finally happened one morning. I was in my fortification when I saw 5 canoes with more than thirty men on the shore. I could not attack them since they were too many, so I just waited, observing them through my telescope. They had a fire set up and were dancing around it. I also saw two men, probably victims, tied together. </text:p>
      <text:p text:style-name="P6">After a while the two tied men were brought to the fire. One was beaten with a club and the other was left standing. While the savages were preparing to eat the first one, the second one started to run towards me. I was frightened he would make my fortification known to the others, but soon I saw that he was followed not by the whole group, but only by three savages and he was quickly outrunning them.</text:p>
      <text:h text:style-name="P10" text:outline-level="2">Chapter 37</text:h>
      <text:p text:style-name="P7"/>
      <text:p text:style-name="P6">The victim reached the small river where I used to anchor my boat and he had to swim to the other side. He did that, and continued running towards the mainland. Two of the Rsavages followed him while the third one returned to the feast on the beach. </text:p>
      <text:p text:style-name="P6">It occurred to me that now was the right moment to save the victim. Taking two guns, I ran down the ladder out of my fortification. I ran to the river and as soon as I reached the two savages I knocked down the first. On seeing this, the second one prepared to shoot an arrow at me, so I had no choice but to shoot him. </text:p>
      <text:p text:style-name="P6">The victim they were chasing stopped still when he heard the gunshot. I beckoned to him to come close, but he was shaking with fear. I smiled at him and kept making gestures to invite him nearer, so he approached. He would stop every few steps to kneel to thank me for saving his life. When he reached me he knelt down, kissed the ground and laid his head on it. Then he took my foot and put it on his head. </text:p>
      <text:p text:style-name="P6">I lifted him, but there was another danger now. The savage I had hit was recovering. Seeing this, the one I had saved said a few words to me. I did not understand anything, but it was extremely pleasant to hear someone talk to me. </text:p>
      <text:p text:style-name="P6">The man I had saved made a gesture to ask for my sword, and taking it, cut off the head of his pursuer. After that he took the head and the sword and laid them both in front of me.</text:p>
      <text:p text:style-name="P6">Then he wanted to go to the savage I had shot. Apparently he had never seen a gun before and was astonished by my actions when I had saved him. He went to the body, turned him around and looked at the hole the bullet had left on the breast. He took the bow and arrows from the dead man and returned to me. </text:p>
      <text:p text:style-name="P6">He signed to me that we should bury the bodies and I let him do it. He dug out two big holes in the sand and in 15 minutes the bodies were gone. </text:p>
      <text:p text:style-name="P6">I took him to my cave. There I gave him bread and raisins and some water. He was so exhausted that as soon as he lay down he fell asleep. </text:p>
      <text:p text:style-name="P3"/>
      <text:h text:style-name="P10" text:outline-level="2">Chapter 38</text:h>
      <text:p text:style-name="P7"/>
      <text:p text:style-name="P6">Now I had an opportunity to look at him. He was young and strong. He must have been around 26. He had long black hair, fine skin and pleasant face.</text:p>
      <text:p text:style-name="P6">I left him sleeping and went outside to milk the goats. Half an hour later he came out refreshed and again made gestures to me to express his gratitude. He put my foot on his head to show his submission to me. In return I showed him I was very pleased with him. </text:p>
      <text:p text:style-name="P6">I began speaking to him. I named him Friday after the day when I saved his life and I instructed him to call me ‘Master’. I told him my name and I taught him ‘yes’ and ‘no’. Then I drank some milk and soaked my bread in it, before giving it to him. He followed my example and did the same.</text:p>
      <text:p text:style-name="P6">We remained in the cave that night, but the next day I made him follow me outside. Using gestures I told him I would <text:soft-page-break/>give him some clothes, because he was naked. As we were passing the beach he showed me where he had buried the two savages. He made signs to me to help him dig them out and eat them. </text:p>
      <text:p text:style-name="P6">This suggestion angered me immensely. I gestured to him that he should forget about this and follow me instead. I was determined he would not have anything to do with them at all, so he quickly resigned and we walked away.<text:line-break/>We went on top of the hill and through my telescope I saw that the canoes were gone and we were alone on the island. I wanted to be sure so I gave Friday a sword and the bow and arrows we had taken from one of the savages and we made for the beach. </text:p>
      <text:p text:style-name="P6">My heart sunk when I saw what had remained of the feast. There were human bones scattered all around, pieces of flesh here and there and the sand was red with blood. I counted three skulls, five hands, several feet and lots of other body parts which chilled my blood. </text:p>
      <text:h text:style-name="P11" text:outline-level="2"><text:span text:style-name="T2">Chapter 39</text:span></text:h>
      <text:p text:style-name="P7"/>
      <text:p text:style-name="P6">Friday signed to me that there had been four prisoners altogether and that he had been the fourth one to be killed and eaten. I saw that even now he still wanted to eat human flesh so once again I expressed my disgust at the thought. I gestured to him that I would kill him if he ate human flesh again. Then I asked him to collect all the human remains on the beach and burn them in a big fire. </text:p>
      <text:p text:style-name="P6">After that we returned to the cave and I supplied Friday with clothes. I gave him trousers, a short jacket and a cap made out of hare skin. At first he was uncomfortable but then he got used to his new appearance. </text:p>
      <text:p text:style-name="P6">The following day I brought him to my fortification. I made a little tent for him between the two fences surrounding my place. I took all his weapons away, barred the door and hid all the ladders during the night, so he could not come inside.</text:p>
      <text:p text:style-name="P6">After a while I realized that this wasn’t necessary at all, because Friday was a very faithful and honest man. He was like a child to me and I was like a father to him. On many occasions later he showed me he would sacrifice his life to save mine. </text:p>
      <text:p text:style-name="P6">I was very happy to have Friday around and I began teaching him everything he needed to know to serve me well. I particularly wanted to teach him to speak to me and understand my words. He was a diligent student and quickly improved. This made me so happy that I did not care about leaving the island anymore. His presence was a great delight to me. </text:p>
      <text:h text:style-name="P10" text:outline-level="2">Chapter 40</text:h>
      <text:p text:style-name="P6"/>
      <text:p text:style-name="P6">Two or three days later, I decided to teach Friday not to eat human flesh anymore. From now I wanted to get him accustomed to animal meat instead. Therefore we went to the forest and I shot a kid. Once again Friday was terrified from the gunshot. He thought I wanted to kill him. He ripped off his shirt to check if I had wounded him. Then he knelt down and said something to me. I did not understand it but it seemed he was begging me not to kill him.</text:p>
      <text:p text:style-name="P6">I reassured him I did not have the slightest intention of doing this and pointed at the kid. Then I showed him my gun and killed a bird on a tree nearby. He was surprised and for quite a long time afterwards he would not come close to touch a gun. Once, later, I found him talking to the gun. He must have been asking it not to kill him.</text:p>
      <text:p text:style-name="P6">We took the kid and the bird which turned out to be a parrot. The kid made a tasty soup and Friday liked it a lot. I put some salt in mine and he was astonished. He showed me he disliked salt and thought it dangerous for the health.</text:p>
      <text:p text:style-name="P6">The next day we roasted some of the kid’s meat and he liked it very much. He gestured to me that he would never eat human flesh again.</text:p>
      <text:p text:style-name="P6">Soon I taught Friday how to prepare corn and bake bread out of it and in a few days he could do it as well as I. Then we started expanding my garden and he helped me plant more corn. In all activities Friday was of great help. He was talking more and more every day and I immensely enjoyed his company. </text:p>
      <text:h text:style-name="P10" text:outline-level="2">Chapter 41</text:h>
      <text:p text:style-name="P6"/>
      <text:p text:style-name="P6">One day I asked him about his tribe and the way he was taken a prisoner. He told me that they used to eat human flesh just like their opponents. In fact he had taken part in that ritual on the other side of my island. He must have been one of the savages I had seen feast there a long time ago. </text:p>
      <text:p text:style-name="P6">He also explained that no canoe was ever lost coming to my island. After an explanation of the currents which they had <text:soft-page-break/>to struggle with to come here I was finally able to figure out where the island was located. The land to the west and northwest was Trinidad. </text:p>
      <text:p text:style-name="P6">He also told me he had previously seen people with beards like mine. From his account I supposed they had been Spaniards. He had heard about them and their cruelties to other tribes. He knew which lands they had taken and settled on. He even knew how we can reach them “in two canoes”. I did not get that at first, but it seemed to me he meant that we would need a boat as big as two canoes.</text:p>
      <text:p text:style-name="P6">From Friday’s account I learned about the traditions and beliefs of his people. I also told him my story and I described England and Europe to him. When I felt I could trust him enough, I showed him how gunpowder works and taught him how to use a gun. I gave him a knife, a hatchet and a belt to carry them on. He was delighted with my presents. </text:p>
      <text:p text:style-name="P6">I showed him where my ship had crashed and the remains of the boat with which I had been saved. He said he had seen a boat like that before. When I inquired further he explained that his nation had saved white men from a similar boat and that they were still living with them. He counted seventeen Europeans living with his people. </text:p>
      <text:h text:style-name="P10" text:outline-level="2">Chapter 42</text:h>
      <text:p text:style-name="P6"/>
      <text:p text:style-name="P6">It crossed my mind that these might be the sailors from the ship I had seen crash on the rocks a few years ago. They might have saved themselves in a boat because I did not find one when I went on board to look for remains.<text:line-break/>I asked Friday to tell me more about them. He assured me that they were well and had been living with his people for four years. </text:p>
      <text:p text:style-name="P6">One day Friday and I were on top of a hill. The weather was nice and the sky was clear so we could see quite far. Suddenly Friday began jumping and dancing. When I asked him about the reason he said he could see his land from here. I could see on his face he was excited to see home. This made me devise a new plan in my head. </text:p>
      <text:p text:style-name="P6">At first I thought that if Friday returns to his people he would forget everything I had taught him and he would betray me. Then his people would come here and eat me. I got jealous and afraid, but with every action Friday was convincing me he was a loyal and sincere friend to me. He told me his nation had learned a lot from the white men and that if we built a canoe and went to his home island, he would tell his people how I had saved his life and had taken good care of him. </text:p>
      <text:p text:style-name="P6">It was clear he wanted us both to go there and when I indicated that perhaps it would be better if he went alone, he took a hatchet and asked me to kill him rather than send him away from me.</text:p>
      <text:p text:style-name="P6">This encouraged me and since I wanted to meet the Europeans I thought we could go to the other side of the island. There I showed Friday my boat but he said it was too small for the two of us. Then I brought him to see the first one I had made. It was the boat that was so big that I could not move it. By now it had dried up and was getting rotten, but Friday approved of its size and found it suitable for the voyage. </text:p>
      <text:p text:style-name="P6">Soon we started building the canoe we needed. We chose and cut a big tree and I showed him how to cut the inside so as to form a boat. It took us a month to do this and two weeks more to drag it to the beach. </text:p>
      <text:h text:style-name="P10" text:outline-level="2">Chapter 43</text:h>
      <text:p text:style-name="P6"/>
      <text:p text:style-name="P6">As it turned out, preparing sails and an anchor was much more difficult than I had expected. Most of the linen I had and the sails I had taken from the wrecked ships had rotted, but I found and stitched two pieces to make a big sail. It took us a bit longer to make and fit the boat with a rudder. </text:p>
      <text:p text:style-name="P6">On the other hand, a mast was easy enough to make and with Friday’s help it took us no time at all. Still, two months had passed while we finished all preparations and furnished the boat. </text:p>
      <text:p text:style-name="P6">Friday knew how to navigate a boat but had never seen a mast and a sail, so I had to instruct him how to use them.<text:line-break/>Meanwhile the twenty-seventh year of my stay on the island had come. The last three years I had spent with Friday and they were much different from the time before I met him. I knew that perhaps I wouldn’t stay much longer on this island, now that we had the canoe ready, but I still continued working in the garden and looking after my animals.</text:p>
      <text:p text:style-name="P6">The rainy season came upon us, so we built a small dam for the boat and we covered it with leaves. These preserved it from the torrential rains and at the same time kept it hidden from human eyes.</text:p>
      <text:p text:style-name="P6">The rainy season also gave us enough time to plan our voyage. After it finished we started storing provisions in the boat. One day I had sent Friday to the beach to get a tortoise, when he came back running. Before I had even had a chance to ask him, he cried out that there were three canoes on the beach.</text:p>
      <text:h text:style-name="P11" text:outline-level="2"><text:soft-page-break/><text:span text:style-name="T2">Chapter 44</text:span></text:h>
      <text:p text:style-name="P6">He was terrified because he thought the cannibals had returned to look for him. He was shaking with fear, so I comforted him as best as I could and gave him some rum. Then I loaded several pistols and guns and gave him a hatchet, while I took my sword.</text:p>
      <text:p text:style-name="P6">We went on top of a hill and through my telescope I could see 21 savages, 3 victims and 3 canoes on the beach. They had landed closer to my cave where the forest was reaching the beach. This made it easier to attack them and prevent the cruel victory ritual.</text:p>
      <text:p text:style-name="P6">We approached them quietly through the forest. While walking, I was considering my right to kill them. Perhaps I had no reason to shoot so many people who had not done any harm to me? This thought made me change my intentions and now I thought I would only observe them until I had a reason to interfere. </text:p>
      <text:p text:style-name="P6">When we were very close to the beach, I asked Friday to go behind a very large tree and see what he could from there. He returned to tell me the cannibals were all around the fire, eating one of their prisoners, while another one lay tied up. The second prisoner was not one of Friday’s people, but one of the bearded Europeans. This filled me with horror and I was resolved to save him if I could.</text:p>
      <text:p text:style-name="P6">We moved closer to the place where the savages were gathered. Nineteen of them were still round the fire, but two had gone to fetch the poor white man. Seeing this, I loaded the guns and asked Friday to do exactly what I did. We fired at the same time and killed 3 and wounded 5 of the savages. The rest jumped up to their feet, but did not know which way to run because they did not know from which direction the danger was coming. </text:p>
      <text:p text:style-name="P6">Meanwhile we had loaded the guns again and shot two more, again wounding a few. After that we loaded the guns again and ran to the beach, shouting as loud as we can. I ran to the tied prisoner and asked Friday to shoot the savages who had left him and were now in the nearest canoe. While he was fighting with them, I cut the ropes which the European was bound with. I asked him who he was and he said in Latin that he was Spanish. </text:p>
      <text:h text:style-name="P10" text:outline-level="2">Chapter 45</text:h>
      <text:p text:style-name="P6"/>
      <text:p text:style-name="P6">I gave him a pistol and my sword, and with the little Spanish I knew I asked him to help us defeat the cannibals. </text:p>
      <text:p text:style-name="P6">The savages were startled by our sudden attack. Our unusual guns scared them even more, so we were quickly winning. I asked Friday to get us the guns we had left loaded by the big tree. I sat down to load the ones we had just used. When I turned around, I saw the Spaniard was fighting with a savage. Although brave, the Spaniard was weak and the savage was going to kill him. </text:p>
      <text:p text:style-name="P6">I ran to help him, but at the last moment the Spaniard threw away the sword and taking a pistol shot the savage down.</text:p>
      <text:p text:style-name="P6">On his way to get the rest of the guns, Friday had used his hatchet to finish off the wounded savages. The Spaniard wounded two more, but they managed to run away. One ran to the forest, where Friday killed him with his hatchet, but the other one swam to one of the canoes. There were three people in it, one of which was wounded. Those were the only ones that had escaped. </text:p>
      <text:p text:style-name="P6">Friday shot at them, but did not wound them. It was dangerous to let them go because they would tell their people about us and would demand revenge. Friday and I jumped in one of their canoes to chase them, but to our surprise we found another tied person on the bottom. He was scared because he had not seen the fight, but only heard it. The ropes were so tight around his neck that he was going to die soon if I did not cut them.</text:p>
      <text:h text:style-name="P10" text:outline-level="2">Chapter 46</text:h>
      <text:p text:style-name="P6"/>
      <text:p text:style-name="P6">The savage was shaking with fear and exhaustion, so I asked Friday to come near and talk to the prisoner. I gave him some rum and when Friday came, I asked him to explain to the prisoner that we had just saved him from the hands of the cannibals. </text:p>
      <text:p text:style-name="P6">I was surprised to see Friday cry, then laugh and kiss the savage. My friend jumped and began dancing around, moving his hands and beating his face. Then he cried and laughed at the same time, so it was a while before I could make him talk to me. When the initial excitement was over, Friday told me that the prisoner we had just saved was his own father.</text:p>
      <text:p text:style-name="P6">It brought tears to my eyes to see the affection the son showed for his father. </text:p>
      <text:p text:style-name="P6">Friday returned to the boat and held his father’s head to his chest. Then he rubbed his father’s hands and feet with his hands to warm him up. I gave him some rum to rub in and soon Friday’s father was feeling much better. </text:p>
      <text:p text:style-name="P6">This happy incident had delayed us and it was no point pursuing the savages who escaped. They were almost out of <text:soft-page-break/>sight by now. It all turned out well, because two hours later a terrible wind appeared and continued the whole night. I doubt the survivors had reached their island at all.</text:p>
      <text:h text:style-name="P10" text:outline-level="2">Chapter 47</text:h>
      <text:p text:style-name="P7"/>
      <text:p text:style-name="P6">Friday was so excited to see his father again, that I did not dare disrupt them. Yet, after a while I called Friday to ask him if he had given his father some bread to eat. In his happiness, he had forgotten to do so. That is why I gave him the rest of the bread I had, some rum and a handful of raisins. </text:p>
      <text:p text:style-name="P6">He gave all this to his father, but suddenly he jumped out of the canoe and ran to the forest as fast as he could. I called after him, but it was no use – he did not even hear me.</text:p>
      <text:p text:style-name="P6">He came back fifteen minutes later, carrying an earthen jar full of fresh water and two loaves of bread. He gave me the bread, but handed the jar to his father who was dying with thirst. After he had drank and was feeling better, I asked Friday to bring the rest of the water and the bread loaves to the Spaniard who needed them just as badly. I also gave him a handful of raisins. </text:p>
      <text:p text:style-name="P6">The Spaniard was very grateful to me, but was so weak and his limbs were so swollen from the ropes that he could not get up on his feet anymore. I asked Friday to rub his hands and feet just as he had done his father’s.</text:p>
      <text:p text:style-name="P6">Friday was still so excited that every two or three minutes he would turn around to see how his father was doing. Once he did not see him, so he almost flew to him only to find him resting at the more comfortable bottom of the canoe. </text:p>
      <text:p text:style-name="P6">I asked the Spaniard to go to the boat with Friday’s help and then we would take him to our place. Friday, however, being young and strong just took the Spaniard on his back and carried him to the canoe. Then he carefully laid him there and arranged so that both he and his father were comfortable. After that Friday jumped out of the canoe and guided it along the beach faster than I could walk. </text:p>
      <text:h text:style-name="P10" text:outline-level="2">Chapter 48</text:h>
      <text:p text:style-name="P6"/>
      <text:p text:style-name="P6">Soon we reached the river where I had first saved Friday. When we reached it, Friday helped our new guests out of the boat, but they were not able to walk. We had to make a hand-barrow and carry them to our fortification.</text:p>
      <text:p text:style-name="P6">We encountered another problem when we reached the fortification. Friday’s father and the Spaniard could not go over the fence or climb a ladder and I did not want to destroy the fence. We made a comfortable tent for them outside the fortification and prepared beds and blankets from branches.</text:p>
      <text:p text:style-name="P6">As soon as we finished this, I set about cooking dinner. Friday killed a young goat and we boiled a soup out of its meat. It was delicious and we all had dinner together in the tent. Friday was my interpreter, because the Spaniard spoke the language of the savages as well.</text:p>
      <text:p text:style-name="P6">After that I asked Friday to go back to the beach and bring us the weapons we had left in our hurry to help the prisoners. I also asked him to bury the bodies of the killed cannibals the next day. He obeyed my orders, so later when I went to the beach I could hardly recognize the place if it wasn’t for the big tree behind which we had lay hidden.</text:p>
      <text:p text:style-name="P6">The next morning I asked Friday’s father what he thought of the savages returning to get their revenge on us. He said he believed they could not have survived the storm, but if they did, the nearest coast was the island of their opponents, so they would not have landed there either. </text:p>
      <text:p text:style-name="P6">In his opinion, even if by some happy chance they had reached their island, they had been astonished to see our guns and would not know how we won the battle using them. They would most probably tell their nation that their friends had been killed by thunder and lightning. He said he heard them cry out in their language that Friday and I were spirits sent from heaven to punish them with fire.</text:p>
      <text:h text:style-name="P10" text:outline-level="2">Chapter 49</text:h>
      <text:p text:style-name="P6"/>
      <text:p text:style-name="P6">I was still anxious the savages might return with a bigger army, but nothing of the kind happened, so after a while I began considering the voyage by sea again. I asked the Spaniard about his arrival on these islands and he said that he had been on a Spanish ship going to Havana. There were sixteen more Europeans, Spaniards and Portuguese, on Friday’s home island.</text:p>
      <text:p text:style-name="P6">He told me that five Portuguese sailors were saved from another shipwreck and taken aboard. The storm broke the ship near my island and some of the men drowned. The rest saved themselves in a boat and were now living with the <text:soft-page-break/>savages. </text:p>
      <text:p text:style-name="P6">I asked the Spaniard whether they had not tried to undertake another sea voyage, but he said that they had no tools with which to build another boat. They did not even have gunpowder because it all spoiled in the water.</text:p>
      <text:p text:style-name="P6">I asked his opinion on the current situation. Even if I and the Spanish and Portuguese sailors somehow managed to reach the continent, I would be in danger of being carried into the Inquisition. He assured me that they lived so miserably among the savages that they would never consider betraying me to their officials. The Spanish and Portuguese sailors had no clothes left, no food or weapons, so that returning to their fellowmen was completely out of question. He was convinced that they would do anything to go home and would treat me very well for my help.</text:p>
      <text:p text:style-name="P6">Hearing all this and observing the Spaniard for some time, I decided that it would be better if he and Friday’s father return to their island and inform the other Europeans of our plan. After that, they would bring them all here, where with my tools and knowledge and with their help we could build a vessel to carry us to the continent.</text:p>
      <text:p text:style-name="P6">It was then that the Spaniard suggested something else. He persuaded me that it would be better to delay the execution of this plan for at least half a year, because there was not enough food for fifteen more men on my island. We would not have enough food to eat while building the ship, and much less to take with us for the long voyage.</text:p>
      <text:h text:style-name="P10" text:outline-level="2">Chapter 50</text:h>
      <text:p text:style-name="P7"/>
      <text:p text:style-name="P6">The Spaniard advised me to plant more corn and he and Friday’s father helped us expand the gardens. All four of us managed to sow so much that we had just enough to eat until the crops were ready. Friday, the Spaniard and I caught more kids and increased our herd by more than 20 kids. We also dried several times more grapes than we ever had before.</text:p>
      <text:p text:style-name="P6">We started preparing the materials for the boat. We chose a few trees and I showed them how to cut them to form planks.</text:p>
      <text:p text:style-name="P6">The harvest came and we had plenty of food. We had so much corn, rice and barley that we needed more baskets and pots to store it all. As it turned out, the Spaniard was very skilful at this.</text:p>
      <text:p text:style-name="P6">Once all the harvest was gathered and the food was securely stored in my cave, the Spaniard and Friday’s father were free to go back and bring here whoever wanted to follow me. I asked them to make the Europeans swear they would not hurt or go against me in any way before taking them on board and to my island.</text:p>
      <text:p text:style-name="P6">We agreed on a secret signal which they should make before approaching the coast, so we would know it was them. I gave them food and two loaded guns in case they were attacked again. Then, taking one of the canoes that they had come in as prisoners, they sailed away.</text:p>
      <text:h text:style-name="P10" text:outline-level="2">Chapter 51</text:h>
      <text:p text:style-name="P6"/>
      <text:p text:style-name="P6">Eight days had passed since they left when something unexpected happened. </text:p>
      <text:p text:style-name="P6">One morning Friday woke me up to tell me they had returned. I was so excited and in my hurry I forgot to take any weapons with me. From the top of the nearest hill I saw a boat with a sail on the horizon, but coming from a completely different direction. It immediately occurred to me that these were not the people we were expecting.</text:p>
      <text:p text:style-name="P6">I returned to the fortification and took my telescope. With its help I discovered an anchored ship close to the shore. By its construction, the ship seemed English and so did the boat.</text:p>
      <text:p text:style-name="P6">I was confused. On one hand, I was happy to find fellow Englishmen after twenty-seven years on the island. On the other hand, I was concerned because the island was quite out of the way of any English ship. Recently there had been no storms which could have taken them here. Perhaps they were pirates or murderers and were hiding here? </text:p>
      <text:p text:style-name="P6">All this made me very cautious. Friday and I remained hiding, observing them for a while. The boat approached the beach and I counted eleven men, some of which I had taken to be English, some Dutch. It wasn’t long before I realized that, in fact, they were all Englishmen. </text:p>
      <text:p text:style-name="P6">Three of the men were unarmed and bound and as soon as the boat reached the sand, five of the others took them to the beach. Two of the prisoners were calm and composed, but the third one was making passionate gestures. He seemed desperate and was begging the ones in the boat for something. </text:p>
      <text:p text:style-name="P6">On seeing this, Friday turned to me and pointed out that it seemed Englishmen were also eating fellow 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xcy </meta:initial-creator>
    <meta:creation-date>2016-02-14T17:15:50</meta:creation-date>
    <meta:printed-by>tuxcy </meta:printed-by>
    <meta:print-date>2016-02-14T17:33:37</meta:print-date>
    <dc:date>2016-02-16T01:06:50</dc:date>
    <dc:creator>tuxcy </dc:creator>
    <meta:editing-duration>PT26M17S</meta:editing-duration>
    <meta:editing-cycles>37</meta:editing-cycles>
    <meta:generator>LibreOffice/3.5$Linux_X86_64 LibreOffice_project/350m1$Build-2</meta:generator>
    <meta:document-statistic meta:table-count="0" meta:image-count="0" meta:object-count="0" meta:page-count="36" meta:paragraph-count="672" meta:word-count="35458" meta:character-count="178370" meta:non-whitespace-character-count="143424"/>
  </office:meta>
</office:document-meta>
</file>